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1FB000002DB3E965EAC5C724E7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mily-generic="roman" style:font-pitch="variable"/>
    <style:font-face style:name="Linux Libertine S.O.Cist.1"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Menologium_20_-_20_textus">
      <style:text-properties fo:language="la" fo:country="VA" style:language-asian="zh" style:country-asian="CN" style:language-complex="hi" style:country-complex="IN"/>
    </style:style>
    <style:style style:name="P2"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3" style:family="paragraph" style:parent-style-name="Menologium_20_-_20_Datum">
      <style:text-properties fo:language="la" fo:country="VA" style:language-asian="zh" style:country-asian="CN" style:language-complex="hi" style:country-complex="IN"/>
    </style:style>
    <style:style style:name="P4" style:family="paragraph" style:parent-style-name="Menologium_20_-_20_textus">
      <style:text-properties fo:language="la" fo:country="VA" officeooo:paragraph-rsid="027f54b2" style:language-asian="zh" style:country-asian="CN" style:language-complex="hi" style:country-complex="IN"/>
    </style:style>
    <style:style style:name="P5" style:family="paragraph" style:parent-style-name="Footnote">
      <style:text-properties fo:language="la" fo:country="VA" fo:font-style="italic" style:language-asian="zh" style:country-asian="CN" style:font-style-asian="italic" style:language-complex="hi" style:country-complex="IN" style:font-style-complex="italic"/>
    </style:style>
    <style:style style:name="P6" style:family="paragraph" style:parent-style-name="Footnote">
      <style:paragraph-properties style:writing-mode="lr-tb"/>
      <style:text-properties fo:language="la" fo:country="VA" fo:font-style="italic" style:language-asian="zh" style:country-asian="CN" style:font-style-asian="italic" style:language-complex="hi" style:country-complex="IN" style:font-style-complex="italic"/>
    </style:style>
    <style:style style:name="P7" style:family="paragraph" style:parent-style-name="Menologium_20_-_20_textus">
      <style:text-properties fo:language="la" fo:country="VA" officeooo:paragraph-rsid="027f54b2"/>
    </style:style>
    <style:style style:name="P8" style:family="paragraph" style:parent-style-name="Menologium_20_-_20_textus">
      <style:text-properties fo:language="la" fo:country="VA" officeooo:paragraph-rsid="03c9f8c2"/>
    </style:style>
    <style:style style:name="P9" style:family="paragraph" style:parent-style-name="Menologium_20_-_20_textus">
      <style:text-properties fo:language="la" fo:country="VA" officeooo:paragraph-rsid="03cbedc2"/>
    </style:style>
    <style:style style:name="P10" style:family="paragraph" style:parent-style-name="Menologium_20_-_20_textus">
      <style:paragraph-properties fo:margin-left="0in" fo:margin-right="0in" fo:text-indent="0in" style:auto-text-indent="false"/>
      <style:text-properties fo:language="la" fo:country="VA" officeooo:paragraph-rsid="03cbedc2"/>
    </style:style>
    <style:style style:name="P11" style:family="paragraph" style:parent-style-name="Menologium_20_-_20_textus">
      <style:text-properties fo:language="la" fo:country="VA" officeooo:paragraph-rsid="03cc6661"/>
    </style:style>
    <style:style style:name="P12" style:family="paragraph" style:parent-style-name="Menologium_20_-_20_textus">
      <style:text-properties fo:language="la" fo:country="VA" officeooo:paragraph-rsid="03cc96d2"/>
    </style:style>
    <style:style style:name="P13" style:family="paragraph" style:parent-style-name="Standard">
      <style:paragraph-properties fo:text-align="center" style:justify-single-word="false"/>
      <style:text-properties style:font-name="Bookman BT S.O.Cist." fo:font-size="24pt" fo:language="la" fo:country="VA" style:font-size-asian="24pt" style:language-asian="zh" style:country-asian="CN" style:language-complex="hi" style:country-complex="IN"/>
    </style:style>
    <style:style style:name="P14"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15"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16"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17"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18"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19"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20"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la" fo:country="VA" style:font-size-asian="11pt" style:language-asian="zh" style:country-asian="CN" style:font-size-complex="11pt" style:language-complex="hi" style:country-complex="IN" fo:hyphenate="true" fo:hyphenation-remain-char-count="2" fo:hyphenation-push-char-count="2" loext:hyphenation-no-caps="false" loext:hyphenation-no-last-word="false" loext:hyphenation-word-char-count="no-limit" loext:hyphenation-zone="no-limit"/>
    </style:style>
    <style:style style:name="P21"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22"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23"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24"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la" fo:country="VA" officeooo:rsid="03c722dd" officeooo:paragraph-rsid="03c722dd" style:font-size-asian="13pt" style:language-asian="zh" style:country-asian="CN" style:font-size-complex="11pt" style:language-complex="hi" style:country-complex="IN" fo:hyphenate="true" fo:hyphenation-remain-char-count="2" fo:hyphenation-push-char-count="2" loext:hyphenation-no-caps="false" loext:hyphenation-no-last-word="false" loext:hyphenation-word-char-count="no-limit" loext:hyphenation-zone="no-limit"/>
    </style:style>
    <style:style style:name="P25"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26" style:family="paragraph" style:parent-style-name="Datum">
      <style:text-properties fo:language="cs" fo:country="CZ" style:language-asian="zh" style:country-asian="CN" style:language-complex="hi" style:country-complex="IN"/>
    </style:style>
    <style:style style:name="P27" style:family="paragraph" style:parent-style-name="Menologium_20_-_20_textus">
      <style:text-properties fo:language="cs" fo:country="CZ" officeooo:paragraph-rsid="027f54b2" style:language-asian="zh" style:country-asian="CN" style:language-complex="hi" style:country-complex="IN"/>
    </style:style>
    <style:style style:name="P28" style:family="paragraph" style:parent-style-name="Menologium_20_-_20_textus">
      <style:paragraph-properties style:writing-mode="lr-tb"/>
      <style:text-properties fo:language="cs" fo:country="CZ" officeooo:paragraph-rsid="027f54b2" style:language-asian="zh" style:country-asian="CN" style:language-complex="hi" style:country-complex="IN"/>
    </style:style>
    <style:style style:name="P29" style:family="paragraph" style:parent-style-name="Menologium_20_-_20_textus">
      <style:paragraph-properties style:writing-mode="lr-tb"/>
      <style:text-properties fo:language="cs" fo:country="CZ" officeooo:paragraph-rsid="03d72414" style:language-asian="zh" style:country-asian="CN" style:language-complex="hi" style:country-complex="IN"/>
    </style:style>
    <style:style style:name="P30" style:family="paragraph" style:parent-style-name="Menologium_20_-_20_Datum">
      <style:text-properties fo:language="cs" fo:country="CZ" style:language-asian="zh" style:country-asian="CN" style:language-complex="hi" style:country-complex="IN"/>
    </style:style>
    <style:style style:name="P31" style:family="paragraph" style:parent-style-name="Menologium_20_-_20_textus">
      <style:text-properties fo:language="cs" fo:country="CZ" officeooo:paragraph-rsid="03ebec46" style:language-asian="zh" style:country-asian="CN" style:language-complex="hi" style:country-complex="IN"/>
    </style:style>
    <style:style style:name="P32" style:family="paragraph" style:parent-style-name="Menologium_20_-_20_textus">
      <style:text-properties fo:language="cs" fo:country="CZ" officeooo:paragraph-rsid="03f016f3" style:language-asian="zh" style:country-asian="CN" style:language-complex="hi" style:country-complex="IN"/>
    </style:style>
    <style:style style:name="P33" style:family="paragraph" style:parent-style-name="Menologium_20_-_20_fundationes">
      <style:text-properties fo:language="cs" fo:country="CZ" style:language-asian="zh" style:country-asian="CN" style:language-complex="hi" style:country-complex="IN"/>
    </style:style>
    <style:style style:name="P34" style:family="paragraph" style:parent-style-name="Menologium_20_-_20_textus">
      <style:text-properties fo:language="cs" fo:country="CZ" officeooo:paragraph-rsid="03f99135" style:language-asian="zh" style:country-asian="CN" style:language-complex="hi" style:country-complex="IN"/>
    </style:style>
    <style:style style:name="P35" style:family="paragraph" style:parent-style-name="Menologium_20_-_20_textus">
      <style:text-properties fo:language="cs" fo:country="CZ" officeooo:paragraph-rsid="03ff6ea0" style:language-asian="zh" style:country-asian="CN" style:language-complex="hi" style:country-complex="IN"/>
    </style:style>
    <style:style style:name="P36" style:family="paragraph" style:parent-style-name="Menologium_20_-_20_textus">
      <style:text-properties fo:language="cs" fo:country="CZ" officeooo:paragraph-rsid="03c9f8c2" style:language-asian="zh" style:country-asian="CN" style:language-complex="hi" style:country-complex="IN"/>
    </style:style>
    <style:style style:name="P37" style:family="paragraph" style:parent-style-name="Menologium_20_-_20_textus">
      <style:text-properties fo:language="cs" fo:country="CZ" officeooo:paragraph-rsid="040ee042" style:language-asian="zh" style:country-asian="CN" style:language-complex="hi" style:country-complex="IN"/>
    </style:style>
    <style:style style:name="P38" style:family="paragraph" style:parent-style-name="Menologium_20_-_20_textus">
      <style:paragraph-properties style:writing-mode="lr-tb"/>
      <style:text-properties fo:language="cs" fo:country="CZ" officeooo:paragraph-rsid="041f07c5" style:language-asian="zh" style:country-asian="CN" style:language-complex="hi" style:country-complex="IN"/>
    </style:style>
    <style:style style:name="P39" style:family="paragraph" style:parent-style-name="Menologium_20_-_20_textus">
      <style:paragraph-properties style:writing-mode="lr-tb"/>
      <style:text-properties fo:language="cs" fo:country="CZ" officeooo:paragraph-rsid="04220951" style:language-asian="zh" style:country-asian="CN" style:language-complex="hi" style:country-complex="IN"/>
    </style:style>
    <style:style style:name="P40" style:family="paragraph" style:parent-style-name="Footnote">
      <style:paragraph-properties style:writing-mode="lr-tb"/>
      <style:text-properties officeooo:rsid="03cd492d" officeooo:paragraph-rsid="03cd492d"/>
    </style:style>
    <style:style style:name="P41" style:family="paragraph" style:parent-style-name="Footnote">
      <style:text-properties officeooo:rsid="004f7a48" officeooo:paragraph-rsid="01255f5b"/>
    </style:style>
    <style:style style:name="P42" style:family="paragraph" style:parent-style-name="Footnote">
      <style:paragraph-properties style:writing-mode="lr-tb"/>
    </style:style>
    <style:style style:name="P43" style:family="paragraph" style:parent-style-name="Footnote">
      <style:text-properties fo:font-style="italic" officeooo:rsid="03e465e0" officeooo:paragraph-rsid="03e465e0" style:font-style-asian="italic" style:font-style-complex="italic"/>
    </style:style>
    <style:style style:name="P44" style:family="paragraph" style:parent-style-name="Footnote">
      <style:paragraph-properties style:writing-mode="lr-tb"/>
      <style:text-properties officeooo:rsid="004d138f" officeooo:paragraph-rsid="0277f557"/>
    </style:style>
    <style:style style:name="P45" style:family="paragraph" style:parent-style-name="Footnote">
      <style:text-properties officeooo:paragraph-rsid="03f99135"/>
    </style:style>
    <style:style style:name="P46" style:family="paragraph" style:parent-style-name="Footnote">
      <style:paragraph-properties style:writing-mode="lr-tb"/>
      <style:text-properties officeooo:rsid="0206ddcd" officeooo:paragraph-rsid="03ff6ea0"/>
    </style:style>
    <style:style style:name="P47" style:family="paragraph" style:parent-style-name="Footnote">
      <style:text-properties officeooo:paragraph-rsid="040dca3f"/>
    </style:style>
    <style:style style:name="P48" style:family="paragraph" style:parent-style-name="Footnote">
      <style:text-properties officeooo:rsid="040fc7c8" officeooo:paragraph-rsid="041127f8"/>
    </style:style>
    <style:style style:name="P49" style:family="paragraph" style:parent-style-name="Footnote">
      <style:text-properties officeooo:rsid="04158801" officeooo:paragraph-rsid="04158801"/>
    </style:style>
    <style:style style:name="P50" style:family="paragraph" style:parent-style-name="Menologium_20_-_20_textus">
      <style:text-properties officeooo:paragraph-rsid="040ee042"/>
    </style:style>
    <style:style style:name="P51" style:family="paragraph" style:parent-style-name="Menologium_20_-_20_Datum">
      <style:text-properties officeooo:paragraph-rsid="0418f6c1"/>
    </style:style>
    <style:style style:name="P52" style:family="paragraph" style:parent-style-name="Footnote">
      <style:text-properties officeooo:paragraph-rsid="041ccffa"/>
    </style:style>
    <style:style style:name="P53" style:family="paragraph" style:parent-style-name="Footnote">
      <style:text-properties officeooo:rsid="04218aa1" officeooo:paragraph-rsid="04218aa1"/>
    </style:style>
    <style:style style:name="P54" style:family="paragraph" style:parent-style-name="Footnote">
      <style:text-properties officeooo:rsid="04262ac7" officeooo:paragraph-rsid="04262ac7"/>
    </style:style>
    <style:style style:name="P55" style:family="paragraph" style:parent-style-name="Menologium_20_-_20_Datum">
      <style:text-properties fo:language="cs" fo:country="CZ" style:language-asian="zh" style:country-asian="CN" style:language-complex="hi" style:country-complex="IN"/>
    </style:style>
    <style:style style:name="P56" style:family="paragraph" style:parent-style-name="Menologium_20_-_20_fundationes">
      <style:text-properties fo:language="cs" fo:country="CZ" style:language-asian="zh" style:country-asian="CN" style:language-complex="hi" style:country-complex="IN"/>
    </style:style>
    <style:style style:name="P57" style:family="paragraph" style:parent-style-name="Menologium_20_-_20_textus">
      <style:text-properties fo:language="cs" fo:country="CZ" officeooo:paragraph-rsid="027f54b2" style:language-asian="zh" style:country-asian="CN" style:language-complex="hi" style:country-complex="IN"/>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language="fr" fo:country="FR" fo:font-weight="bold" style:language-asian="zh" style:country-asian="CN" style:font-weight-asian="bold" style:language-complex="hi" style:country-complex="IN" style:font-weight-complex="bold"/>
    </style:style>
    <style:style style:name="T4" style:family="text">
      <style:text-properties fo:language="fr" fo:country="FR" fo:font-weight="bold" officeooo:rsid="03d75f67" style:language-asian="zh" style:country-asian="CN" style:font-weight-asian="bold" style:language-complex="hi" style:country-complex="IN" style:font-weight-complex="bold"/>
    </style:style>
    <style:style style:name="T5" style:family="text">
      <style:text-properties fo:language="fr" fo:country="FR" fo:font-weight="bold" officeooo:rsid="03e465e0" style:language-asian="zh" style:country-asian="CN" style:font-weight-asian="bold" style:language-complex="hi" style:country-complex="IN" style:font-weight-complex="bold"/>
    </style:style>
    <style:style style:name="T6" style:family="text">
      <style:text-properties fo:language="fr" fo:country="FR" fo:font-weight="bold" officeooo:rsid="03eaae33" style:language-asian="zh" style:country-asian="CN" style:font-weight-asian="bold" style:language-complex="hi" style:country-complex="IN" style:font-weight-complex="bold"/>
    </style:style>
    <style:style style:name="T7" style:family="text">
      <style:text-properties fo:language="fr" fo:country="FR" fo:font-weight="bold" officeooo:rsid="041f1d65" style:language-asian="zh" style:country-asian="CN" style:font-weight-asian="bold" style:language-complex="hi" style:country-complex="IN" style:font-weight-complex="bold"/>
    </style:style>
    <style:style style:name="T8" style:family="text">
      <style:text-properties fo:language="fr" fo:country="FR" fo:font-weight="bold" officeooo:rsid="042438d3" style:language-asian="zh" style:country-asian="CN" style:font-weight-asian="bold" style:language-complex="hi" style:country-complex="IN" style:font-weight-complex="bold"/>
    </style:style>
    <style:style style:name="T9" style:family="text">
      <style:text-properties fo:language="fr" fo:country="FR" fo:font-weight="bold" style:font-weight-asian="bold" style:font-weight-complex="bold"/>
    </style:style>
    <style:style style:name="T10" style:family="text">
      <style:text-properties fo:language="fr" fo:country="FR" fo:font-style="normal" fo:font-weight="bold" style:language-asian="zh" style:country-asian="CN" style:font-style-asian="normal" style:font-weight-asian="bold" style:language-complex="hi" style:country-complex="IN" style:font-style-complex="normal" style:font-weight-complex="bold"/>
    </style:style>
    <style:style style:name="T11" style:family="text">
      <style:text-properties fo:language="fr" fo:country="FR" officeooo:rsid="0115348c"/>
    </style:style>
    <style:style style:name="T12" style:family="text">
      <style:text-properties fo:font-weight="bold" style:font-weight-asian="bold" style:font-weight-complex="bold"/>
    </style:style>
    <style:style style:name="T13" style:family="text">
      <style:text-properties fo:font-weight="bold" officeooo:rsid="03cbedc2" style:font-weight-asian="bold" style:font-weight-complex="bold"/>
    </style:style>
    <style:style style:name="T14" style:family="text">
      <style:text-properties fo:font-weight="bold" officeooo:rsid="03cc96d2" style:font-weight-asian="bold" style:font-weight-complex="bold"/>
    </style:style>
    <style:style style:name="T15" style:family="text">
      <style:text-properties fo:font-weight="bold" officeooo:rsid="03cd492d" style:font-weight-asian="bold" style:font-weight-complex="bold"/>
    </style:style>
    <style:style style:name="T16" style:family="text">
      <style:text-properties fo:font-weight="bold" officeooo:rsid="03e23c75" style:font-weight-asian="bold" style:font-weight-complex="bold"/>
    </style:style>
    <style:style style:name="T17" style:family="text">
      <style:text-properties fo:font-weight="bold" officeooo:rsid="03eedd21" style:font-weight-asian="bold" style:font-weight-complex="bold"/>
    </style:style>
    <style:style style:name="T18" style:family="text">
      <style:text-properties fo:font-weight="bold" officeooo:rsid="03f016f3" style:font-weight-asian="bold" style:font-weight-complex="bold"/>
    </style:style>
    <style:style style:name="T19" style:family="text">
      <style:text-properties fo:font-weight="bold" officeooo:rsid="03f99135" style:font-weight-asian="bold" style:font-weight-complex="bold"/>
    </style:style>
    <style:style style:name="T20" style:family="text">
      <style:text-properties fo:font-weight="bold" officeooo:rsid="03feff0e" style:font-weight-asian="bold" style:font-weight-complex="bold"/>
    </style:style>
    <style:style style:name="T21" style:family="text">
      <style:text-properties fo:font-weight="bold" officeooo:rsid="0409d2bc" style:font-weight-asian="bold" style:font-weight-complex="bold"/>
    </style:style>
    <style:style style:name="T22" style:family="text">
      <style:text-properties fo:font-weight="bold" officeooo:rsid="041ccffa" style:font-weight-asian="bold" style:font-weight-complex="bold"/>
    </style:style>
    <style:style style:name="T23" style:family="text">
      <style:text-properties fo:font-weight="bold" officeooo:rsid="041f07c5" style:font-weight-asian="bold" style:font-weight-complex="bold"/>
    </style:style>
    <style:style style:name="T24" style:family="text">
      <style:text-properties fo:font-weight="bold" officeooo:rsid="0421370a" style:font-weight-asian="bold" style:font-weight-complex="bold"/>
    </style:style>
    <style:style style:name="T25" style:family="text">
      <style:text-properties fo:font-weight="bold" officeooo:rsid="042438d3" style:font-weight-asian="bold" style:font-weight-complex="bold"/>
    </style:style>
    <style:style style:name="T26" style:family="text">
      <style:text-properties fo:font-weight="bold" officeooo:rsid="042bf412" style:font-weight-asian="bold" style:font-weight-complex="bold"/>
    </style:style>
    <style:style style:name="T27" style:family="text">
      <style:text-properties fo:font-weight="bold" officeooo:rsid="042f6b0c" style:font-weight-asian="bold" style:font-weight-complex="bold"/>
    </style:style>
    <style:style style:name="T28" style:family="text">
      <style:text-properties style:use-window-font-color="true" loext:opacity="0%" style:font-name="Linux Libertine S.O.Cist.:onum" fo:font-size="11pt" officeooo:rsid="004b9b06" style:letter-kerning="true" style:font-name-asian="Songti SC" style:font-size-asian="11pt" style:font-name-complex="Arial Unicode MS" style:font-size-complex="11pt"/>
    </style:style>
    <style:style style:name="T29" style:family="text">
      <style:text-properties style:use-window-font-color="true" loext:opacity="0%" style:font-name="Linux Libertine S.O.Cist.:onum" fo:font-size="11pt" officeooo:rsid="02e43aee" style:letter-kerning="true" style:font-name-asian="Songti SC" style:font-size-asian="11pt" style:font-name-complex="Arial Unicode MS" style:font-size-complex="11pt"/>
    </style:style>
    <style:style style:name="T30" style:family="text">
      <style:text-properties style:use-window-font-color="true" loext:opacity="0%" style:font-name="Linux Libertine S.O.Cist.:onum" fo:font-size="11pt" fo:font-weight="bold" officeooo:rsid="03c9f8c2" style:letter-kerning="true" style:font-name-asian="Songti SC" style:font-size-asian="11pt" style:font-weight-asian="bold" style:font-name-complex="Arial Unicode MS" style:font-size-complex="11pt" style:font-weight-complex="bold"/>
    </style:style>
    <style:style style:name="T31" style:family="text">
      <style:text-properties style:use-window-font-color="true" loext:opacity="0%" style:font-name="Linux Libertine S.O.Cist.:onum" fo:font-size="11pt" fo:language="cs" fo:country="CZ" officeooo:rsid="03c9f8c2" style:letter-kerning="true" style:font-name-asian="Songti SC" style:font-size-asian="11pt" style:language-asian="zh" style:country-asian="CN" style:font-name-complex="Arial Unicode MS" style:font-size-complex="11pt" style:language-complex="hi" style:country-complex="IN"/>
    </style:style>
    <style:style style:name="T32"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33" style:family="text">
      <style:text-properties style:use-window-font-color="true" loext:opacity="0%" officeooo:rsid="00513f06" style:letter-kerning="true" style:font-name-asian="Songti SC" style:language-asian="zh" style:country-asian="CN" style:font-name-complex="Arial Unicode MS" style:language-complex="hi" style:country-complex="IN"/>
    </style:style>
    <style:style style:name="T34" style:family="text">
      <style:text-properties style:use-window-font-color="true" loext:opacity="0%" officeooo:rsid="004b9b06" style:letter-kerning="true" style:font-name-asian="Songti SC" style:font-name-complex="Arial Unicode MS"/>
    </style:style>
    <style:style style:name="T35" style:family="text">
      <style:text-properties style:use-window-font-color="true" loext:opacity="0%" style:font-name="Linux Libertine S.O.Cist."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36" style:family="text">
      <style:text-properties style:use-window-font-color="true" loext:opacity="0%" style:font-name="Linux Libertine S.O.Cist." fo:font-size="10pt" fo:language="cs" fo:country="CZ" officeooo:rsid="00513f06" style:letter-kerning="true" style:font-name-asian="Songti SC" style:font-size-asian="10pt" style:language-asian="zh" style:country-asian="CN" style:font-name-complex="Arial Unicode MS" style:font-size-complex="10pt" style:language-complex="hi" style:country-complex="IN"/>
    </style:style>
    <style:style style:name="T37" style:family="text">
      <style:text-properties style:use-window-font-color="true" loext:opacity="0%" style:font-name="Linux Libertine S.O.Cist." fo:font-size="10pt" fo:language="cs" fo:country="CZ" fo:font-style="normal" officeooo:rsid="0046541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8" style:family="text">
      <style:text-properties style:use-window-font-color="true" loext:opacity="0%" style:font-name="Linux Libertine S.O.Cist." fo:font-size="8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39" style:family="text">
      <style:text-properties style:use-window-font-color="true" loext:opacity="0%" style:font-name="Linux Libertine S.O.Cist." fo:font-size="11pt" officeooo:rsid="01255f5b" style:letter-kerning="true" style:font-name-asian="Songti SC" style:font-size-asian="11pt" style:font-name-complex="Arial Unicode MS" style:font-size-complex="11pt"/>
    </style:style>
    <style:style style:name="T40" style:family="text">
      <style:text-properties style:use-window-font-color="true" loext:opacity="0%" fo:language="cs" fo:country="CZ" style:letter-kerning="true" style:font-name-asian="Songti SC" style:language-asian="zh" style:country-asian="CN" style:font-name-complex="Arial Unicode MS" style:language-complex="hi" style:country-complex="IN"/>
    </style:style>
    <style:style style:name="T41" style:family="text">
      <style:text-properties style:use-window-font-color="true" loext:opacity="0%" fo:language="la" fo:country="VA" fo:font-style="italic" officeooo:rsid="00b174fb" style:letter-kerning="true" style:font-name-asian="Songti SC" style:language-asian="zh" style:country-asian="CN" style:font-style-asian="italic" style:font-name-complex="Arial Unicode MS" style:language-complex="hi" style:country-complex="IN" style:font-style-complex="italic"/>
    </style:style>
    <style:style style:name="T42" style:family="text">
      <style:text-properties fo:language="la" fo:country="VA" fo:font-style="italic" style:language-asian="zh" style:country-asian="CN" style:font-style-asian="italic" style:language-complex="hi" style:country-complex="IN" style:font-style-complex="italic"/>
    </style:style>
    <style:style style:name="T43" style:family="text">
      <style:text-properties fo:language="la" fo:country="VA" fo:font-style="italic" officeooo:rsid="03e465e0" style:language-asian="zh" style:country-asian="CN" style:font-style-asian="italic" style:language-complex="hi" style:country-complex="IN" style:font-style-complex="italic"/>
    </style:style>
    <style:style style:name="T44" style:family="text">
      <style:text-properties fo:language="la" fo:country="VA" fo:font-style="italic" officeooo:rsid="03eaae33" style:language-asian="zh" style:country-asian="CN" style:font-style-asian="italic" style:language-complex="hi" style:country-complex="IN" style:font-style-complex="italic"/>
    </style:style>
    <style:style style:name="T45" style:family="text">
      <style:text-properties fo:language="la" fo:country="VA" fo:font-style="italic" officeooo:rsid="040ac79c" style:language-asian="zh" style:country-asian="CN" style:font-style-asian="italic" style:language-complex="hi" style:country-complex="IN" style:font-style-complex="italic"/>
    </style:style>
    <style:style style:name="T46" style:family="text">
      <style:text-properties fo:language="la" fo:country="VA" fo:font-style="italic" officeooo:rsid="040cc598" style:language-asian="zh" style:country-asian="CN" style:font-style-asian="italic" style:language-complex="hi" style:country-complex="IN" style:font-style-complex="italic"/>
    </style:style>
    <style:style style:name="T47" style:family="text">
      <style:text-properties fo:language="la" fo:country="VA" fo:font-style="italic" officeooo:rsid="040dca3f" style:language-asian="zh" style:country-asian="CN" style:font-style-asian="italic" style:language-complex="hi" style:country-complex="IN" style:font-style-complex="italic"/>
    </style:style>
    <style:style style:name="T48" style:family="text">
      <style:text-properties fo:language="la" fo:country="VA" fo:font-style="italic" officeooo:rsid="041f1d65" style:language-asian="zh" style:country-asian="CN" style:font-style-asian="italic" style:language-complex="hi" style:country-complex="IN" style:font-style-complex="italic"/>
    </style:style>
    <style:style style:name="T49" style:family="text">
      <style:text-properties fo:language="la" fo:country="VA" fo:font-style="italic" officeooo:rsid="042438d3" style:language-asian="zh" style:country-asian="CN" style:font-style-asian="italic" style:language-complex="hi" style:country-complex="IN" style:font-style-complex="italic"/>
    </style:style>
    <style:style style:name="T50" style:family="text">
      <style:text-properties fo:language="la" fo:country="VA" fo:font-style="italic" officeooo:rsid="042c04b3" style:language-asian="zh" style:country-asian="CN" style:font-style-asian="italic" style:language-complex="hi" style:country-complex="IN" style:font-style-complex="italic"/>
    </style:style>
    <style:style style:name="T51" style:family="text">
      <style:text-properties fo:language="la" fo:country="VA" fo:font-style="italic" style:font-style-asian="italic" style:font-style-complex="italic"/>
    </style:style>
    <style:style style:name="T52" style:family="text">
      <style:text-properties fo:language="la" fo:country="VA" fo:font-style="italic" style:language-asian="zxx" style:country-asian="none" style:font-style-asian="italic" style:language-complex="zxx" style:country-complex="none" style:font-style-complex="italic"/>
    </style:style>
    <style:style style:name="T53" style:family="text">
      <style:text-properties fo:language="la" fo:country="VA" style:language-asian="zh" style:country-asian="CN" style:language-complex="hi" style:country-complex="IN"/>
    </style:style>
    <style:style style:name="T54" style:family="text">
      <style:text-properties fo:language="la" fo:country="VA" fo:font-weight="bold" style:language-asian="zh" style:country-asian="CN" style:font-weight-asian="bold" style:language-complex="hi" style:country-complex="IN" style:font-weight-complex="bold"/>
    </style:style>
    <style:style style:name="T55" style:family="text">
      <style:text-properties fo:language="de" fo:country="DE" fo:font-style="normal" fo:font-weight="bold" style:language-asian="zh" style:country-asian="CN" style:font-style-asian="normal" style:font-weight-asian="bold" style:language-complex="hi" style:country-complex="IN" style:font-style-complex="normal" style:font-weight-complex="bold"/>
    </style:style>
    <style:style style:name="T56" style:family="text">
      <style:text-properties fo:language="de" fo:country="DE" officeooo:rsid="00700970"/>
    </style:style>
    <style:style style:name="T57" style:family="text">
      <style:text-properties fo:language="de" fo:country="DE" officeooo:rsid="042c04b3" style:language-asian="zh" style:country-asian="CN" style:language-complex="hi" style:country-complex="IN"/>
    </style:style>
    <style:style style:name="T58" style:family="text">
      <style:text-properties fo:language="de" fo:country="DE" fo:font-weight="bold" officeooo:rsid="042c04b3" style:language-asian="zh" style:country-asian="CN" style:font-weight-asian="bold" style:language-complex="hi" style:country-complex="IN" style:font-weight-complex="bold"/>
    </style:style>
    <style:style style:name="T59" style:family="text">
      <style:text-properties fo:color="#0000ff" loext:opacity="100%" style:font-name="Linux Libertine S.O.Cist."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60" style:family="text">
      <style:text-properties fo:color="#0000ff" loext:opacity="100%" style:font-name="Linux Libertine S.O.Cist." fo:font-size="8pt" fo:language="cs" fo:country="CZ" fo:font-style="normal" officeooo:rsid="01255f5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61" style:family="text">
      <style:text-properties fo:color="#0000ff" loext:opacity="100%" style:font-name="Linux Libertine S.O.Cist." fo:font-size="8pt" fo:language="cs" fo:country="CZ" fo:font-style="normal" officeooo:rsid="0115348c"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62" style:family="text">
      <style:text-properties fo:color="#0000ff" loext:opacity="100%" style:font-name="Linux Libertine S.O.Cist." fo:font-size="8pt" fo:language="cs" fo:country="CZ" fo:font-style="normal" officeooo:rsid="03f9913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63" style:family="text">
      <style:text-properties fo:color="#0000ff" loext:opacity="100%" style:font-name="Linux Libertine S.O.Cist." fo:font-size="8pt" fo:language="cs" fo:country="CZ" fo:font-style="normal" officeooo:rsid="03ff6ea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64" style:family="text">
      <style:text-properties fo:color="#0000ff" loext:opacity="100%" style:font-name="Linux Libertine S.O.Cist." fo:font-size="8pt" fo:language="cs" fo:country="CZ" fo:font-style="normal" officeooo:rsid="040dca3f"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65" style:family="text">
      <style:text-properties fo:color="#0000ff" loext:opacity="100%" style:font-name="Linux Libertine S.O.Cist." fo:font-size="8pt" fo:language="cs" fo:country="CZ" fo:font-style="normal" officeooo:rsid="041ccffa"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66" style:family="text">
      <style:text-properties fo:font-weight="normal" officeooo:rsid="03cd492d" style:font-weight-asian="normal" style:font-weight-complex="normal"/>
    </style:style>
    <style:style style:name="T67" style:family="text">
      <style:text-properties fo:font-weight="normal" officeooo:rsid="03ce2f9a" style:font-weight-asian="normal" style:font-weight-complex="normal"/>
    </style:style>
    <style:style style:name="T68" style:family="text">
      <style:text-properties fo:font-weight="normal" officeooo:rsid="03e23c75" style:font-weight-asian="normal" style:font-weight-complex="normal"/>
    </style:style>
    <style:style style:name="T69" style:family="text">
      <style:text-properties fo:font-weight="normal" officeooo:rsid="03eedd21" style:font-weight-asian="normal" style:font-weight-complex="normal"/>
    </style:style>
    <style:style style:name="T70" style:family="text">
      <style:text-properties fo:font-weight="normal" officeooo:rsid="03f016f3" style:font-weight-asian="normal" style:font-weight-complex="normal"/>
    </style:style>
    <style:style style:name="T71" style:family="text">
      <style:text-properties fo:font-weight="normal" officeooo:rsid="040ee042" style:font-weight-asian="normal" style:font-weight-complex="normal"/>
    </style:style>
    <style:style style:name="T72" style:family="text">
      <style:text-properties fo:font-weight="normal" officeooo:rsid="040ee042" style:language-asian="zh" style:country-asian="CN" style:font-weight-asian="normal" style:language-complex="hi" style:country-complex="IN" style:font-weight-complex="normal"/>
    </style:style>
    <style:style style:name="T73" style:family="text">
      <style:text-properties fo:background-color="transparent" loext:char-shading-value="0"/>
    </style:style>
    <style:style style:name="T74" style:family="text">
      <style:text-properties fo:font-size="8pt" style:font-size-asian="10pt" style:font-size-complex="10pt"/>
    </style:style>
    <style:style style:name="T75" style:family="text">
      <style:text-properties fo:font-size="8pt" officeooo:rsid="03d72414" style:font-size-asian="10pt" style:font-size-complex="10pt"/>
    </style:style>
    <style:style style:name="T76" style:family="text">
      <style:text-properties fo:font-size="8pt" officeooo:rsid="04324bb0" style:font-size-asian="10pt" style:font-size-complex="10pt"/>
    </style:style>
    <style:style style:name="T77" style:family="text">
      <style:text-properties fo:font-size="8pt" officeooo:rsid="041f1d65" style:font-size-asian="8pt" style:font-size-complex="8pt"/>
    </style:style>
    <style:style style:name="T78" style:family="text">
      <style:text-properties fo:font-size="8pt" officeooo:rsid="0424035c" style:font-size-asian="8pt" style:font-size-complex="8pt"/>
    </style:style>
    <style:style style:name="T79" style:family="text">
      <style:text-properties officeooo:rsid="03c90041"/>
    </style:style>
    <style:style style:name="T80" style:family="text">
      <style:text-properties officeooo:rsid="03c9f8c2"/>
    </style:style>
    <style:style style:name="T81" style:family="text">
      <style:text-properties officeooo:rsid="03cbedc2"/>
    </style:style>
    <style:style style:name="T82" style:family="text">
      <style:text-properties officeooo:rsid="03cc6661"/>
    </style:style>
    <style:style style:name="T83" style:family="text">
      <style:text-properties officeooo:rsid="03cc96d2"/>
    </style:style>
    <style:style style:name="T84" style:family="text">
      <style:text-properties officeooo:rsid="03ccec70"/>
    </style:style>
    <style:style style:name="T85" style:family="text">
      <style:text-properties officeooo:rsid="03cd492d"/>
    </style:style>
    <style:style style:name="T86" style:family="text">
      <style:text-properties officeooo:rsid="03ce2f9a"/>
    </style:style>
    <style:style style:name="T87" style:family="text">
      <style:text-properties fo:font-size="11pt" officeooo:rsid="03ce2f9a" style:font-size-asian="11pt" style:font-size-complex="11pt"/>
    </style:style>
    <style:style style:name="T88" style:family="text">
      <style:text-properties officeooo:rsid="03cff441"/>
    </style:style>
    <style:style style:name="T89" style:family="text">
      <style:text-properties officeooo:rsid="03d15b88"/>
    </style:style>
    <style:style style:name="T90" style:family="text">
      <style:text-properties officeooo:rsid="03d2e389"/>
    </style:style>
    <style:style style:name="T91" style:family="text">
      <style:text-properties officeooo:rsid="03d476b4"/>
    </style:style>
    <style:style style:name="T92" style:family="text">
      <style:text-properties officeooo:rsid="03d5a678"/>
    </style:style>
    <style:style style:name="T93" style:family="text">
      <style:text-properties officeooo:rsid="03d72414"/>
    </style:style>
    <style:style style:name="T94" style:family="text">
      <style:text-properties officeooo:rsid="03d75f67"/>
    </style:style>
    <style:style style:name="T95" style:family="text">
      <style:text-properties officeooo:rsid="03d9c68d"/>
    </style:style>
    <style:style style:name="T96" style:family="text">
      <style:text-properties officeooo:rsid="03d9d35b"/>
    </style:style>
    <style:style style:name="T97" style:family="text">
      <style:text-properties officeooo:rsid="03daf7bf"/>
    </style:style>
    <style:style style:name="T98" style:family="text">
      <style:text-properties officeooo:rsid="03dc5068"/>
    </style:style>
    <style:style style:name="T99" style:family="text">
      <style:text-properties officeooo:rsid="03dcac9c"/>
    </style:style>
    <style:style style:name="T100" style:family="text">
      <style:text-properties officeooo:rsid="03dd24e5"/>
    </style:style>
    <style:style style:name="T101" style:family="text">
      <style:text-properties officeooo:rsid="03de4daa"/>
    </style:style>
    <style:style style:name="T102" style:family="text">
      <style:text-properties officeooo:rsid="03df45fd"/>
    </style:style>
    <style:style style:name="T103" style:family="text">
      <style:text-properties officeooo:rsid="03e0c0d3"/>
    </style:style>
    <style:style style:name="T104" style:family="text">
      <style:text-properties officeooo:rsid="03e1a2c3"/>
    </style:style>
    <style:style style:name="T105" style:family="text">
      <style:text-properties fo:language="es" fo:country="ES" fo:font-weight="bold" style:font-weight-asian="bold" style:font-weight-complex="bold"/>
    </style:style>
    <style:style style:name="T106" style:family="text">
      <style:text-properties officeooo:rsid="03e23c75"/>
    </style:style>
    <style:style style:name="T107" style:family="text">
      <style:text-properties officeooo:rsid="03e394a1"/>
    </style:style>
    <style:style style:name="T108" style:family="text">
      <style:text-properties officeooo:rsid="03e465e0"/>
    </style:style>
    <style:style style:name="T109" style:family="text">
      <style:text-properties fo:font-style="normal" fo:font-weight="bold" style:font-style-asian="normal" style:font-weight-asian="bold" style:font-style-complex="normal" style:font-weight-complex="bold"/>
    </style:style>
    <style:style style:name="T110" style:family="text">
      <style:text-properties fo:font-style="normal" fo:font-weight="normal" style:font-style-asian="normal" style:font-weight-asian="normal" style:font-style-complex="normal" style:font-weight-complex="normal"/>
    </style:style>
    <style:style style:name="T111" style:family="text">
      <style:text-properties fo:font-style="normal" style:font-style-asian="normal" style:font-style-complex="normal"/>
    </style:style>
    <style:style style:name="T112" style:family="text">
      <style:text-properties fo:font-style="normal" officeooo:rsid="00700970" style:font-style-asian="normal" style:font-style-complex="normal"/>
    </style:style>
    <style:style style:name="T113" style:family="text">
      <style:text-properties fo:font-style="normal" officeooo:rsid="0070909c" style:font-style-asian="normal" style:font-style-complex="normal"/>
    </style:style>
    <style:style style:name="T114" style:family="text">
      <style:text-properties officeooo:rsid="03e6f2cb"/>
    </style:style>
    <style:style style:name="T115" style:family="text">
      <style:text-properties officeooo:rsid="03e822e0"/>
    </style:style>
    <style:style style:name="T116" style:family="text">
      <style:text-properties officeooo:rsid="03e97418"/>
    </style:style>
    <style:style style:name="T117" style:family="text">
      <style:text-properties officeooo:rsid="03eaae33"/>
    </style:style>
    <style:style style:name="T118" style:family="text">
      <style:text-properties officeooo:rsid="03eb2fb1"/>
    </style:style>
    <style:style style:name="T119" style:family="text">
      <style:text-properties officeooo:rsid="03ebec46"/>
    </style:style>
    <style:style style:name="T120" style:family="text">
      <style:text-properties officeooo:rsid="03ec9100"/>
    </style:style>
    <style:style style:name="T121" style:family="text">
      <style:text-properties officeooo:rsid="03edac2c"/>
    </style:style>
    <style:style style:name="T122" style:family="text">
      <style:text-properties officeooo:rsid="03eedd21"/>
    </style:style>
    <style:style style:name="T123" style:family="text">
      <style:text-properties officeooo:rsid="0115348c"/>
    </style:style>
    <style:style style:name="T124" style:family="text">
      <style:text-properties officeooo:rsid="02e43aee"/>
    </style:style>
    <style:style style:name="T125" style:family="text">
      <style:text-properties officeooo:rsid="03f016f3"/>
    </style:style>
    <style:style style:name="T126" style:family="text">
      <style:text-properties officeooo:rsid="03f1607e"/>
    </style:style>
    <style:style style:name="T127" style:family="text">
      <style:text-properties officeooo:rsid="03f2fe39"/>
    </style:style>
    <style:style style:name="T128" style:family="text">
      <style:text-properties officeooo:rsid="03f36542"/>
    </style:style>
    <style:style style:name="T129" style:family="text">
      <style:text-properties officeooo:rsid="03f53190"/>
    </style:style>
    <style:style style:name="T130" style:family="text">
      <style:text-properties officeooo:rsid="03f7a662"/>
    </style:style>
    <style:style style:name="T131" style:family="text">
      <style:text-properties officeooo:rsid="03f9847c"/>
    </style:style>
    <style:style style:name="T132" style:family="text">
      <style:text-properties officeooo:rsid="03f99135"/>
    </style:style>
    <style:style style:name="T133" style:family="text">
      <style:text-properties fo:language="cs" fo:country="CZ" style:language-asian="zh" style:country-asian="CN" style:language-complex="hi" style:country-complex="IN"/>
    </style:style>
    <style:style style:name="T134" style:family="text">
      <style:text-properties fo:language="cs" fo:country="CZ" officeooo:rsid="040ee042" style:language-asian="zh" style:country-asian="CN" style:language-complex="hi" style:country-complex="IN"/>
    </style:style>
    <style:style style:name="T135" style:family="text">
      <style:text-properties fo:language="cs" fo:country="CZ" officeooo:rsid="040fc7c8" style:language-asian="zh" style:country-asian="CN" style:language-complex="hi" style:country-complex="IN"/>
    </style:style>
    <style:style style:name="T136" style:family="text">
      <style:text-properties fo:language="cs" fo:country="CZ" officeooo:rsid="041127f8" style:language-asian="zh" style:country-asian="CN" style:language-complex="hi" style:country-complex="IN"/>
    </style:style>
    <style:style style:name="T137" style:family="text">
      <style:text-properties fo:language="cs" fo:country="CZ" officeooo:rsid="0412bc9f" style:language-asian="zh" style:country-asian="CN" style:language-complex="hi" style:country-complex="IN"/>
    </style:style>
    <style:style style:name="T138" style:family="text">
      <style:text-properties fo:language="cs" fo:country="CZ" officeooo:rsid="041490ef" style:language-asian="zh" style:country-asian="CN" style:language-complex="hi" style:country-complex="IN"/>
    </style:style>
    <style:style style:name="T139" style:family="text">
      <style:text-properties fo:language="cs" fo:country="CZ" officeooo:rsid="0414ade9" style:language-asian="zh" style:country-asian="CN" style:language-complex="hi" style:country-complex="IN"/>
    </style:style>
    <style:style style:name="T140" style:family="text">
      <style:text-properties fo:language="cs" fo:country="CZ" officeooo:rsid="041742a2" style:language-asian="zh" style:country-asian="CN" style:language-complex="hi" style:country-complex="IN"/>
    </style:style>
    <style:style style:name="T141" style:family="text">
      <style:text-properties fo:language="cs" fo:country="CZ" fo:font-weight="bold" style:language-asian="zh" style:country-asian="CN" style:font-weight-asian="bold" style:language-complex="hi" style:country-complex="IN" style:font-weight-complex="bold"/>
    </style:style>
    <style:style style:name="T142" style:family="text">
      <style:text-properties fo:language="cs" fo:country="CZ" fo:font-weight="bold" officeooo:rsid="040ee042" style:language-asian="zh" style:country-asian="CN" style:font-weight-asian="bold" style:language-complex="hi" style:country-complex="IN" style:font-weight-complex="bold"/>
    </style:style>
    <style:style style:name="T143" style:family="text">
      <style:text-properties fo:language="cs" fo:country="CZ" fo:font-weight="bold" officeooo:rsid="03c9f8c2" style:language-asian="zh" style:country-asian="CN" style:font-weight-asian="bold" style:language-complex="hi" style:country-complex="IN" style:font-weight-complex="bold"/>
    </style:style>
    <style:style style:name="T144" style:family="text">
      <style:text-properties fo:language="cs" fo:country="CZ" fo:font-weight="normal" officeooo:rsid="040ee042" style:language-asian="zh" style:country-asian="CN" style:font-weight-asian="normal" style:language-complex="hi" style:country-complex="IN" style:font-weight-complex="normal"/>
    </style:style>
    <style:style style:name="T145" style:family="text">
      <style:text-properties officeooo:rsid="03d777c1"/>
    </style:style>
    <style:style style:name="T146" style:family="text">
      <style:text-properties officeooo:rsid="03d784bd"/>
    </style:style>
    <style:style style:name="T147" style:family="text">
      <style:text-properties fo:language="it" fo:country="IT" fo:font-weight="bold" style:language-asian="zh" style:country-asian="CN" style:font-weight-asian="bold" style:language-complex="hi" style:country-complex="IN" style:font-weight-complex="bold"/>
    </style:style>
    <style:style style:name="T148" style:family="text">
      <style:text-properties fo:language="it" fo:country="IT" fo:font-style="italic" officeooo:rsid="03d784bd" style:language-asian="zh" style:country-asian="CN" style:font-style-asian="italic" style:language-complex="hi" style:country-complex="IN" style:font-style-complex="italic"/>
    </style:style>
    <style:style style:name="T149" style:family="text">
      <style:text-properties fo:language="it" fo:country="IT" style:language-asian="zh" style:country-asian="CN" style:language-complex="hi" style:country-complex="IN"/>
    </style:style>
    <style:style style:name="T150" style:family="text">
      <style:text-properties officeooo:rsid="03fa2b68"/>
    </style:style>
    <style:style style:name="T151" style:family="text">
      <style:text-properties officeooo:rsid="03fc8965"/>
    </style:style>
    <style:style style:name="T152" style:family="text">
      <style:text-properties officeooo:rsid="03fe14d7"/>
    </style:style>
    <style:style style:name="T153" style:family="text">
      <style:text-properties officeooo:rsid="03feff0e"/>
    </style:style>
    <style:style style:name="T154" style:family="text">
      <style:text-properties officeooo:rsid="03ff6ea0"/>
    </style:style>
    <style:style style:name="T155" style:family="text">
      <style:text-properties officeooo:rsid="0206ddcd"/>
    </style:style>
    <style:style style:name="T156" style:family="text">
      <style:text-properties officeooo:rsid="0401341a"/>
    </style:style>
    <style:style style:name="T157" style:family="text">
      <style:text-properties officeooo:rsid="04018b1b"/>
    </style:style>
    <style:style style:name="T158" style:family="text">
      <style:text-properties officeooo:rsid="04034787"/>
    </style:style>
    <style:style style:name="T159" style:family="text">
      <style:text-properties officeooo:rsid="04044780"/>
    </style:style>
    <style:style style:name="T160" style:family="text">
      <style:text-properties officeooo:rsid="0404dda5"/>
    </style:style>
    <style:style style:name="T161" style:family="text">
      <style:text-properties officeooo:rsid="04056b61"/>
    </style:style>
    <style:style style:name="T162" style:family="text">
      <style:text-properties officeooo:rsid="040703bf"/>
    </style:style>
    <style:style style:name="T163" style:family="text">
      <style:text-properties officeooo:rsid="0407465c"/>
    </style:style>
    <style:style style:name="T164" style:family="text">
      <style:text-properties officeooo:rsid="04089592"/>
    </style:style>
    <style:style style:name="T165" style:family="text">
      <style:text-properties officeooo:rsid="0409d2bc"/>
    </style:style>
    <style:style style:name="T166" style:family="text">
      <style:text-properties fo:font-style="italic" fo:font-weight="bold" officeooo:rsid="0409d2bc" style:font-style-asian="italic" style:font-weight-asian="bold" style:font-style-complex="italic" style:font-weight-complex="bold"/>
    </style:style>
    <style:style style:name="T167" style:family="text">
      <style:text-properties fo:font-style="italic" style:font-style-asian="italic" style:font-style-complex="italic"/>
    </style:style>
    <style:style style:name="T168" style:family="text">
      <style:text-properties officeooo:rsid="040ac79c"/>
    </style:style>
    <style:style style:name="T169" style:family="text">
      <style:text-properties fo:language="en" fo:country="US" fo:font-weight="bold" style:language-asian="zh" style:country-asian="CN" style:font-weight-asian="bold" style:language-complex="hi" style:country-complex="IN" style:font-weight-complex="bold"/>
    </style:style>
    <style:style style:name="T170" style:family="text">
      <style:text-properties fo:language="en" fo:country="US" fo:font-weight="bold" officeooo:rsid="040cc598" style:language-asian="zh" style:country-asian="CN" style:font-weight-asian="bold" style:language-complex="hi" style:country-complex="IN" style:font-weight-complex="bold"/>
    </style:style>
    <style:style style:name="T171" style:family="text">
      <style:text-properties officeooo:rsid="040ae46b"/>
    </style:style>
    <style:style style:name="T172" style:family="text">
      <style:text-properties officeooo:rsid="040cc598"/>
    </style:style>
    <style:style style:name="T173" style:family="text">
      <style:text-properties officeooo:rsid="040dca3f"/>
    </style:style>
    <style:style style:name="T174" style:family="text">
      <style:text-properties fo:language="en" fo:country="GB"/>
    </style:style>
    <style:style style:name="T175" style:family="text">
      <style:text-properties fo:language="en" fo:country="GB" officeooo:rsid="040ac79c"/>
    </style:style>
    <style:style style:name="T176" style:family="text">
      <style:text-properties fo:language="en" fo:country="GB" officeooo:rsid="040dca3f"/>
    </style:style>
    <style:style style:name="T177" style:family="text">
      <style:text-properties fo:language="en" fo:country="GB" officeooo:rsid="040cc598"/>
    </style:style>
    <style:style style:name="T178" style:family="text">
      <style:text-properties fo:language="en" fo:country="GB" style:language-asian="zh" style:country-asian="CN" style:language-complex="hi" style:country-complex="IN"/>
    </style:style>
    <style:style style:name="T179" style:family="text">
      <style:text-properties fo:language="en" fo:country="GB" fo:font-weight="bold" style:language-asian="zh" style:country-asian="CN" style:font-weight-asian="bold" style:language-complex="hi" style:country-complex="IN" style:font-weight-complex="bold"/>
    </style:style>
    <style:style style:name="T180" style:family="text">
      <style:text-properties officeooo:rsid="040ee042"/>
    </style:style>
    <style:style style:name="T181" style:family="text">
      <style:text-properties fo:font-variant="normal" fo:text-transform="none" fo:color="#4d5156" loext:opacity="100%" fo:letter-spacing="normal" fo:font-style="normal" fo:font-weight="normal" officeooo:rsid="040ee042" style:font-weight-asian="normal" style:font-weight-complex="normal"/>
    </style:style>
    <style:style style:name="T182" style:family="text">
      <style:text-properties officeooo:rsid="041127f8"/>
    </style:style>
    <style:style style:name="T183" style:family="text">
      <style:text-properties officeooo:rsid="041490ef" style:language-asian="zh" style:country-asian="CN" style:language-complex="hi" style:country-complex="IN"/>
    </style:style>
    <style:style style:name="T184" style:family="text">
      <style:text-properties officeooo:rsid="0414ade9"/>
    </style:style>
    <style:style style:name="T185" style:family="text">
      <style:text-properties officeooo:rsid="0415b415"/>
    </style:style>
    <style:style style:name="T186" style:family="text">
      <style:text-properties officeooo:rsid="041742a2"/>
    </style:style>
    <style:style style:name="T187" style:family="text">
      <style:text-properties officeooo:rsid="0419881e"/>
    </style:style>
    <style:style style:name="T188" style:family="text">
      <style:text-properties officeooo:rsid="041ccffa"/>
    </style:style>
    <style:style style:name="T189" style:family="text">
      <style:text-properties officeooo:rsid="041ce02b"/>
    </style:style>
    <style:style style:name="T190" style:family="text">
      <style:text-properties officeooo:rsid="041dd184"/>
    </style:style>
    <style:style style:name="T191" style:family="text">
      <style:text-properties officeooo:rsid="041e5dce"/>
    </style:style>
    <style:style style:name="T192" style:family="text">
      <style:text-properties officeooo:rsid="041f07c5"/>
    </style:style>
    <style:style style:name="T193" style:family="text">
      <style:text-properties officeooo:rsid="041f1d65"/>
    </style:style>
    <style:style style:name="T194" style:family="text">
      <style:text-properties officeooo:rsid="0421370a"/>
    </style:style>
    <style:style style:name="T195" style:family="text">
      <style:text-properties officeooo:rsid="04218aa1"/>
    </style:style>
    <style:style style:name="T196" style:family="text">
      <style:text-properties officeooo:rsid="04220951"/>
    </style:style>
    <style:style style:name="T197" style:family="text">
      <style:text-properties officeooo:rsid="0424035c"/>
    </style:style>
    <style:style style:name="T198" style:family="text">
      <style:text-properties officeooo:rsid="042438d3"/>
    </style:style>
    <style:style style:name="T199" style:family="text">
      <style:text-properties officeooo:rsid="04262ac7"/>
    </style:style>
    <style:style style:name="T200" style:family="text">
      <style:text-properties officeooo:rsid="04277368"/>
    </style:style>
    <style:style style:name="T201" style:family="text">
      <style:text-properties officeooo:rsid="04293c37"/>
    </style:style>
    <style:style style:name="T202" style:family="text">
      <style:text-properties officeooo:rsid="042bf412"/>
    </style:style>
    <style:style style:name="T203" style:family="text">
      <style:text-properties officeooo:rsid="042c04b3"/>
    </style:style>
    <style:style style:name="T204" style:family="text">
      <style:text-properties officeooo:rsid="042ca90d"/>
    </style:style>
    <style:style style:name="T205" style:family="text">
      <style:text-properties officeooo:rsid="042d752c"/>
    </style:style>
    <style:style style:name="T206" style:family="text">
      <style:text-properties officeooo:rsid="042f6b0c"/>
    </style:style>
    <style:style style:name="T207" style:family="text">
      <style:text-properties officeooo:rsid="0430fa8a"/>
    </style:style>
    <style:style style:name="T208" style:family="text">
      <style:text-properties officeooo:rsid="04322f7e"/>
    </style:style>
    <style:style style:name="T209" style:family="text">
      <style:text-properties officeooo:rsid="04324bb0"/>
    </style:style>
    <style:style style:name="T210" style:family="text">
      <style:text-properties officeooo:rsid="04342092"/>
    </style:style>
    <style:style style:name="T211" style:family="text">
      <style:text-properties officeooo:rsid="0434bf1f"/>
    </style:style>
    <style:style style:name="T212" style:family="text">
      <style:text-properties officeooo:rsid="04363c91"/>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ext:p text:style-name="P14">MENOLOGIUM</text:p>
      <text:p text:style-name="P15">CISTERCIENSE</text:p>
      <text:p text:style-name="P25">MENSIS <text:span text:style-name="T102">SEPTEMBRIS</text:span></text:p>
      <text:p text:style-name="P16"/>
      <text:p text:style-name="P17">A MONACHIS</text:p>
      <text:p text:style-name="P17"/>
      <text:p text:style-name="P17">ORDINIS CISTERCIENSIS</text:p>
      <text:p text:style-name="P17">STRICTIORIS OBSERVANTIÆ</text:p>
      <text:p text:style-name="P17"/>
      <text:p text:style-name="P17">compositum</text:p>
      <text:p text:style-name="P17"/>
      <text:p text:style-name="P2"><text:span text:style-name="T1">ET A CAPITULO GENERALI ANNO </text:span><text:span text:style-name="T2">1951</text:span></text:p>
      <text:p text:style-name="P18"/>
      <text:p text:style-name="P19">APPROBATUM</text:p>
      <text:p text:style-name="P17"/>
      <text:p text:style-name="P17"><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17"/>
      <text:p text:style-name="P21">WESTMALLE</text:p>
      <text:p text:style-name="P22">EX TYPOGRAPHIA ORDINIS</text:p>
      <text:p text:style-name="P22">1952</text:p>
      <text:p text:style-name="P23"/>
      <text:p text:style-name="P24">SEPTEMBER</text:p>
      <text:p text:style-name="P20"/>
      <text:p text:style-name="P26">1. <text:span text:style-name="T79">září</text:span>.</text:p>
      <text:p text:style-name="P29"><text:span text:style-name="T85">Ve Švýcarsku</text:span>, <text:span text:style-name="T85">význačný</text:span> Reform<text:span text:style-name="T85">á</text:span>tor <text:span text:style-name="T15">Vilém</text:span><text:span text:style-name="T12"> Moënnat </text:span><text:span text:style-name="T66">[</text:span><text:span text:style-name="Menologium_20_-_20_pronuntiatio"><text:span text:style-name="T66">moén</text:span></text:span><text:span text:style-name="Menologium_20_-_20_pronuntiatio"><text:span text:style-name="T67">á</text:span></text:span><text:span text:style-name="T66">]</text:span>. <text:span text:style-name="T85">Z mnicha kláštera Hauterive</text:span><text:span text:style-name="T85"><text:note text:id="ftn1" text:note-class="footnote"><text:note-citation>1</text:note-citation><text:note-body><text:p text:style-name="P40"><text:span text:style-name="T42">Altaripa</text:span>, <text:span text:style-name="T9">Abbaye d’Hauterive</text:span> je cisterciácký klášter ve švýcarském kantonu Fribourg, nedaleko Bernu. Založen 1138 z Cherlieu, zrušen 1848, znovu osídlen 1939 z kláštera Wettingen-Mehrerau skupinou mnichů pod vedením Sigharda Kleinera, <text:span text:style-name="T97">pozdějšího Generálního Opata Cisterciáckého Řádu</text:span>.</text:p></text:note-body></text:note></text:span><text:span text:style-name="T85"> [</text:span><text:span text:style-name="Menologium_20_-_20_pronuntiatio"><text:span text:style-name="T85">ótrív</text:span></text:span><text:span text:style-name="T85">] </text:span><text:span text:style-name="T86">byl ustanoven Zpovědníkem mnišek z </text:span><text:span text:style-name="T39">Magerau,</text:span><text:span text:style-name="T87"><text:note text:id="ftn2" text:note-class="footnote"><text:note-citation>2</text:note-citation><text:note-body><text:p text:style-name="P41"><text:span text:style-name="Menologium_20_-_20_commentarium"><text:span text:style-name="T42">Macraugia</text:span></text:span><text:span text:style-name="Menologium_20_-_20_commentarium"> (</text:span><text:span text:style-name="Menologium_20_-_20_commentarium"><text:span text:style-name="T74">francouzsky</text:span></text:span><text:span text:style-name="Menologium_20_-_20_commentarium"> </text:span><text:span text:style-name="Menologium_20_-_20_commentarium"><text:span text:style-name="T10">Abbaye de la Maigrauge</text:span></text:span><text:span text:style-name="Menologium_20_-_20_commentarium">; </text:span><text:span text:style-name="Menologium_20_-_20_commentarium"><text:span text:style-name="T74">n</text:span></text:span><text:span text:style-name="Menologium_20_-_20_commentarium"><text:span text:style-name="T38">ěmecky</text:span></text:span><text:span text:style-name="Menologium_20_-_20_commentarium"> </text:span><text:span text:style-name="Menologium_20_-_20_commentarium"><text:span text:style-name="T55">Abtei Magerau</text:span></text:span><text:span text:style-name="Menologium_20_-_20_commentarium">) je kl</text:span><text:span text:style-name="Menologium_20_-_20_commentarium"><text:span text:style-name="T35">áš</text:span></text:span><text:span text:style-name="Menologium_20_-_20_commentarium"><text:span text:style-name="T32">ter cistercia</text:span></text:span><text:span text:style-name="Menologium_20_-_20_commentarium"><text:span text:style-name="T35">č</text:span></text:span><text:span text:style-name="Menologium_20_-_20_commentarium"><text:span text:style-name="T32">ek ve </text:span></text:span><text:span text:style-name="Menologium_20_-_20_commentarium"><text:span text:style-name="T35">š</text:span></text:span><text:span text:style-name="Menologium_20_-_20_commentarium"><text:span text:style-name="T32">v</text:span></text:span><text:span text:style-name="Menologium_20_-_20_commentarium"><text:span text:style-name="T35">ý</text:span></text:span><text:span text:style-name="Menologium_20_-_20_commentarium"><text:span text:style-name="T32">carsk</text:span></text:span><text:span text:style-name="Menologium_20_-_20_commentarium"><text:span text:style-name="T35">é</text:span></text:span><text:span text:style-name="Menologium_20_-_20_commentarium"><text:span text:style-name="T32">m Fribourgu, zalo</text:span></text:span><text:span text:style-name="Menologium_20_-_20_commentarium"><text:span text:style-name="T35">ž</text:span></text:span><text:span text:style-name="Menologium_20_-_20_commentarium"><text:span text:style-name="T32">en</text:span></text:span><text:span text:style-name="Menologium_20_-_20_commentarium"><text:span text:style-name="T35">ý</text:span></text:span><text:span text:style-name="Menologium_20_-_20_commentarium"><text:span text:style-name="T32"> v roce 1255 </text:span></text:span><text:span text:style-name="Menologium_20_-_20_commentarium"><text:span text:style-name="T33">z</text:span></text:span><text:span text:style-name="Menologium_20_-_20_commentarium"><text:span text:style-name="T36"> </text:span></text:span><text:span text:style-name="Menologium_20_-_20_commentarium"><text:span text:style-name="T33">Hauterive, zru</text:span></text:span><text:span text:style-name="Menologium_20_-_20_commentarium"><text:span text:style-name="T36">š</text:span></text:span><text:span text:style-name="Menologium_20_-_20_commentarium"><text:span text:style-name="T33">en</text:span></text:span><text:span text:style-name="Menologium_20_-_20_commentarium"><text:span text:style-name="T36">ý</text:span></text:span><text:span text:style-name="Menologium_20_-_20_commentarium"><text:span text:style-name="T33"> v roce 1848, obnoven</text:span></text:span><text:span text:style-name="Menologium_20_-_20_commentarium"><text:span text:style-name="T36">ý</text:span></text:span><text:span text:style-name="Menologium_20_-_20_commentarium"><text:span text:style-name="T33"> v roce 1939. </text:span></text:span><text:span text:style-name="Menologium_20_-_20_commentarium"><text:span text:style-name="T59">(červen, pozn. 4</text:span></text:span><text:span text:style-name="Menologium_20_-_20_commentarium"><text:span text:style-name="T60">9</text:span></text:span><text:span text:style-name="Menologium_20_-_20_commentarium"><text:span text:style-name="T59">)</text:span></text:span></text:p></text:note-body></text:note></text:span> Abat<text:span text:style-name="T88">yši a sestrám, které se vydaly na cestu obnovení mnišské kázně, vše</text:span><text:span text:style-name="T89">možně pomáhal, a dovedně je </text:span><text:span text:style-name="T93">znovu</text:span><text:span text:style-name="T89"> přivedl na cestu komunitního života</text:span>; <text:span text:style-name="T90">a ani výhrůžky jejich rodičů je neodradily od tohoto rozhodnutí</text:span>. <text:span text:style-name="T90">Generální Opatové Řádu </text:span>Edmund de la Croix <text:span text:style-name="T90">[</text:span><text:span text:style-name="Menologium_20_-_20_pronuntiatio"><text:span text:style-name="T90">de la kroa</text:span></text:span><text:span text:style-name="T90">] a</text:span> <text:span text:style-name="T90">Mikuláš </text:span>Boucherat <text:span text:style-name="T90">[</text:span><text:span text:style-name="Menologium_20_-_20_pronuntiatio"><text:span text:style-name="T90">bušerá</text:span></text:span><text:span text:style-name="T90">] jej pak velmi chválili a povzbuzovali</text:span>, <text:span text:style-name="T90">a potvrdili jej v úřadu ne</text:span><text:span text:style-name="T93">z</text:span><text:span text:style-name="T90">vyklým způsobem</text:span>. <text:span text:style-name="T91">Poté přijal opět k reformám klášter La Fille-Dieu</text:span><text:span text:style-name="T91"><text:note text:id="ftn3" text:note-class="footnote"><text:note-citation>3</text:note-citation><text:note-body><text:p text:style-name="P42"><text:span text:style-name="T42">Parthenon Filiæ-Dei</text:span>, <text:span text:style-name="T3">Abbaye de la Fille-Dieu</text:span> <text:span text:style-name="T91">je klášter trapistek u města Romont ve švýcarském kantonu Fribourg. Založen 1266, 1348 přešel do Cisterciáckého Řádu, v roce 1613 reformován otcem Moënnatem. 1906 přešly sestry k Trapis</text:span><text:span text:style-name="T97">t</text:span><text:span text:style-name="T91">kám.</text:span></text:p></text:note-body></text:note></text:span><text:span text:style-name="T91"> [</text:span><text:span text:style-name="Menologium_20_-_20_pronuntiatio"><text:span text:style-name="T91">la fij dijö</text:span></text:span><text:span text:style-name="T91">], obnovil tam klausuru a neustálou abstinenci</text:span>.<text:note text:id="ftn4" text:note-class="footnote"><text:note-citation>4</text:note-citation><text:note-body><text:p text:style-name="P5">abstinentiam perpetuam</text:p></text:note-body></text:note> <text:span text:style-name="T92">Oba ženské kláštery jedinečným způsobem podnítil k řeholní </text:span><text:span text:style-name="T93">horlivosti</text:span>. <text:span text:style-name="T92">Roku </text:span>1616<text:span text:style-name="T92"> byl pak zvolen Opatem kláštera Hauterive </text:span><text:span text:style-name="T85">[</text:span><text:span text:style-name="Menologium_20_-_20_pronuntiatio"><text:span text:style-name="T85">ótrív</text:span></text:span><text:span text:style-name="T85">]</text:span>, <text:span text:style-name="T93">kde s Boží pomocí blahodárně působil až do konce</text:span>. <text:span text:style-name="T93">Odešel k Nebešťanům roku </text:span>1640. (Hag., n. 571).</text:p>
      <text:p text:style-name="P28"><text:span text:style-name="T93">Ve Francii</text:span>, <text:span text:style-name="T93">kolem roku </text:span>1107, <text:span text:style-name="T93">uložení do hrobu blahé paměti </text:span><text:span text:style-name="T12">Aleth</text:span>,<text:note text:id="ftn5" text:note-class="footnote"><text:note-citation>5</text:note-citation><text:note-body><text:p text:style-name="Footnote"><text:span text:style-name="T3">Alèthe de Montbard</text:span> <text:span text:style-name="T93">také</text:span> <text:span text:style-name="T12">Aleth</text:span> <text:span text:style-name="T93">či</text:span> <text:span text:style-name="T12">Alette</text:span> (1070-1107) (<text:span text:style-name="T75">z řeckého</text:span><text:span text:style-name="T93"> ἀλήθεια – </text:span>alétheia, <text:span text:style-name="T93">pravda</text:span>) b<text:span text:style-name="T93">lahoslavená a matka svatého Bernarda</text:span>. <text:span text:style-name="T93">Její svátek se slaví </text:span>4. <text:span text:style-name="T93">dubna</text:span>.</text:p></text:note-body></text:note> <text:span text:style-name="T93">nejdražší matky Svatého Otce </text:span>Bernarda. <text:span text:style-name="T94">Pocházela z hradu jménem Montbard</text:span><text:span text:style-name="T94"><text:note text:id="ftn6" text:note-class="footnote"><text:note-citation>6</text:note-citation><text:note-body><text:p text:style-name="Footnote"><text:span text:style-name="T42">Mons-Barrus</text:span>, <text:span text:style-name="T4">Montbard</text:span><text:span text:style-name="T94"> je obec mezi Dijonem a Auxerre v Burgundsku.</text:span></text:p></text:note-body></text:note></text:span><text:span text:style-name="T94"> [</text:span><text:span text:style-name="Menologium_20_-_20_pronuntiatio"><text:span text:style-name="T94">monbár</text:span></text:span><text:span text:style-name="T94">]</text:span>, <text:span text:style-name="T96">často </text:span><text:span text:style-name="T94">konala skutky milosrdenství</text:span>, <text:span text:style-name="T94">a své syny </text:span><text:span text:style-name="T96">vychovávala</text:span><text:span text:style-name="T94"> ve vší kázni</text:span>. <text:span text:style-name="T94">Každého z nich, jakmile jej porodila</text:span>, <text:span text:style-name="T94">sama </text:span><text:span text:style-name="T98">vlastníma</text:span><text:span text:style-name="T94"> rukama obětovala Pánu</text:span>; <text:span text:style-name="T95">avšak </text:span>Bernard<text:span text:style-name="T95">a</text:span>, <text:span text:style-name="T95">o němž jediném obdržela vidění, že jej porodí</text:span>, <text:span text:style-name="T95">jako druhá </text:span><text:span text:style-name="T73">Anna</text:span> <text:span text:style-name="T95">druhého </text:span>Samuel<text:span text:style-name="T95">a jedinečným způsobem Bohu obětovala také v kostele u oltáře</text:span>. <text:span text:style-name="T97">Všechny své syny vychovávala spíše pro poustevnu než pro šlechtický dvůr</text:span>, <text:span text:style-name="T97">nestrpěla, aby si navykli vybraným </text:span><text:soft-page-break/><text:span text:style-name="T97">pokrmům</text:span>, <text:span text:style-name="T97">avšak krmila je </text:span><text:span text:style-name="T99">pokrmy </text:span><text:span text:style-name="T103">nízkými</text:span><text:span text:style-name="T99"> a obyčejnými</text:span>. <text:span text:style-name="T99">Měla ve zvyku každý rok o svátku svatého </text:span>Ambrosi<text:span text:style-name="T99">á</text:span>n<text:span text:style-name="T99">a</text:span>, <text:span text:style-name="T99">který se slavil 1. </text:span>září, <text:span text:style-name="T99">pozvat všechny kleriky, které dokázala sehnat, a pohostit je</text:span>. <text:span text:style-name="T100">Jednoho však roku, když se opět blížil předvečer tohoto svátku</text:span>, <text:span text:style-name="T100">zachvátila ji revmatická horečka</text:span>.<text:note text:id="ftn7" text:note-class="footnote"><text:note-citation>7</text:note-citation><text:note-body><text:p text:style-name="P6">febris artus </text:p></text:note-body></text:note> <text:span text:style-name="T100">Ve sváteční den, když se slavila Mše svatá a </text:span><text:span text:style-name="T103">ona </text:span><text:span text:style-name="T100">přijala Tělo Páně</text:span>, <text:span text:style-name="T100">prosila, aby se po občerstvení u ní klerici shromáždili</text:span>. <text:span text:style-name="T100">Usilovně za ni prosili Pána a začali recitovat Litanie</text:span>; <text:span text:style-name="T100">a ona se k nim také převelice oddaně přidala</text:span>. <text:span text:style-name="T100">Avšak když došli k invokaci </text:span>«<text:span text:style-name="T100">Skrze své utrpení a kříž, vysvoboď ji, Pane</text:span>»,<text:note text:id="ftn8" text:note-class="footnote"><text:note-citation>8</text:note-citation><text:note-body><text:p text:style-name="P6">«Per passionem et crucem tuam libera eam, Domine»</text:p></text:note-body></text:note> <text:span text:style-name="T100">ona zvedla ruku, označila se znamením kříže, a vypustila duši</text:span>, <text:span text:style-name="T100">takže zvednutou ruku už ani nepoložila</text:span>.</text:p>
      <text:p text:style-name="P27"><text:span text:style-name="T101">Když se pak bratři později snažili přesvědčit </text:span>Bernard<text:span text:style-name="T101">a, který rozvažoval, že opustí světský život, aby se dal raději na studium </text:span><text:span text:style-name="T114">svobodných umění</text:span>, <text:span text:style-name="T101">často vídali svou matku ve zjevení</text:span>, <text:span text:style-name="T101">kterak naříkala a vyčítala</text:span>, <text:span text:style-name="T101">aby jej nesváděli k takovým lehkovážnostem</text:span>. <text:span text:style-name="T101">A když Bernard přesvědčil svého bratra Ondřeje, aby s ním vstoupil do kláštera v Cîteaux, matka se mu zjevila, a s </text:span><text:span text:style-name="T115">roz</text:span><text:span text:style-name="T101">jasn</text:span><text:span text:style-name="T115">ěn</text:span><text:span text:style-name="T101">ou tváří a úsměvem bratrům blahopřála k tomuto rozhodnutí</text:span>. (Hag., n. 325, App.).</text:p>
      <text:p text:style-name="P7"/>
      <text:p text:style-name="P30">2. září.</text:p>
      <text:p text:style-name="P27"><text:span text:style-name="T104">Ve španělském klášteře Valparaíso</text:span>,<text:note text:id="ftn9" text:note-class="footnote"><text:note-citation>9</text:note-citation><text:note-body><text:p text:style-name="Footnote"><text:span text:style-name="T42">Vallis-Paradisi</text:span>, <text:span text:style-name="T105">Monasterio de Nuestra Señora de Valparaíso</text:span> <text:span text:style-name="T104">byl cisterciácký klášter u obce Peleas de Arriba nedaleko města Zamora v Kastílii-Leon. Založen 1137, v roce 1152 vstoupil do Cisterciáckého Řádu jako dcera Clairvaux. 1836 zrušen, zničen, jeho existenci připomíná jen památník.</text:span></text:p></text:note-body></text:note> <text:span text:style-name="T106">kolem roku </text:span>1600, <text:span text:style-name="T106">odešel </text:span><text:span text:style-name="T16">K</text:span><text:span text:style-name="T12">lement Gimenez </text:span><text:span text:style-name="T68">[</text:span><text:span text:style-name="Menologium_20_-_20_pronuntiatio"><text:span text:style-name="T68">chimenes</text:span></text:span><text:span text:style-name="T68">]</text:span>, mn<text:span text:style-name="T106">i</text:span>ch. <text:span text:style-name="T107">Proslavil se přísností života a pohrdáním sama sebou, a převelice byl proslaven i veškerou svatostí.</text:span> <text:span text:style-name="T121">K</text:span><text:span text:style-name="T107">dyž jej pak po dlouhých útrapách povolával Bůh k věčné blaženosti</text:span>, <text:span text:style-name="T107">zlý duch začal divoce a viditelně napadat jeho </text:span><text:span text:style-name="T116">vytrvalost</text:span>. <text:span text:style-name="T121">Zatímco </text:span><text:span text:style-name="T107">jej zlý duch převelice sužoval</text:span>, <text:span text:style-name="T107">Klement jen neohroženě vzdoroval jeho bezbožným pokusům</text:span>, <text:span text:style-name="T107">vtom zahlédl Bohorodičku Pannu zahalenou nebeským jasem, kterak u něj stojí</text:span>, <text:span text:style-name="T107">zahání zlé duchy na útěk, </text:span><text:span text:style-name="T121">č</text:span><text:span text:style-name="T116">ím</text:span><text:span text:style-name="T121">ž</text:span><text:span text:style-name="T116"> </text:span><text:span text:style-name="T107">vojáku Kristovu dodala odvahu, a přislíbila mu věčnou blaženost</text:span>. <text:span text:style-name="T107">On tedy do výšky pozdvihl korouhev svatého Kříže</text:span>, <text:span text:style-name="T107">který držel v ruce, a zvolal</text:span>, «<text:span text:style-name="T107">Zvítězili jsme, bratři, zvítězili jsme a zahnali nepřítele na útěk</text:span>». <text:span text:style-name="T107">A po slovech radosti a jásotu přešťastně vypustil ducha</text:span>. (Hag., n. 527).</text:p>
      <text:p text:style-name="P31"><text:span text:style-name="T108">Ve francouzském klášteře Poulangy</text:span><text:span text:style-name="T108"><text:note text:id="ftn10" text:note-class="footnote"><text:note-citation>10</text:note-citation><text:note-body><text:p text:style-name="Footnote"><text:span text:style-name="T42">Polangi</text:span><text:span text:style-name="T43">um</text:span><text:span text:style-name="T108">, </text:span><text:span text:style-name="T5">Abbaye Saint-Pierre de Poulangy</text:span><text:span text:style-name="T108"> byl klášter benediktinek ve stejnojmenné obci nedaleko města Chaumont ve francouzském departmentu Haute-Marne, asi 60 km od Dijonu. Založen před 1038, mezi léty 1147 a 1233 byl cisterciáckým, pak se opět vrátil do benediktinského řádu. Zrušen 1790.</text:span></text:p></text:note-body></text:note></text:span><text:span text:style-name="T108"> [</text:span><text:span text:style-name="Menologium_20_-_20_pronuntiatio"><text:span text:style-name="T108">pulánži</text:span></text:span><text:span text:style-name="T108">]</text:span>, <text:span text:style-name="T108">zbožná </text:span>Abat<text:span text:style-name="T108">yše</text:span> <text:span text:style-name="T12">Adelina</text:span>, <text:span text:style-name="T108">dcera </text:span>Guidon<text:span text:style-name="T108">a</text:span>, <text:span text:style-name="T108">staršího bratra </text:span>S<text:span text:style-name="T108">vatého</text:span> <text:span text:style-name="T108">Otce</text:span> Bernard<text:span text:style-name="T108">a</text:span>, <text:span text:style-name="T108">jež nejprve </text:span><text:soft-page-break/><text:span text:style-name="T108">spolu s matkou vstoupila do kláštera </text:span><text:span text:style-name="T117">v Larrey</text:span>;<text:note text:id="ftn11" text:note-class="footnote"><text:note-citation>11</text:note-citation><text:note-body><text:p text:style-name="Footnote"><text:span text:style-name="T42">Lariac</text:span><text:span text:style-name="T44">um</text:span><text:span text:style-name="T117">, </text:span><text:span text:style-name="T6">Larrey</text:span><text:span text:style-name="T117"> je obec </text:span><text:span text:style-name="T118">v Burgundsku, hned vedle Molesme, asi 90 km od Dijonu. Mezi léty 1078 a 1400 se tam nacházel klášter benediktinek.</text:span></text:p></text:note-body></text:note> <text:span text:style-name="T108">poté však přešla k cisterciáckým mniškám do kláštera </text:span>Tart<text:note text:id="ftn12" text:note-class="footnote"><text:note-citation>12</text:note-citation><text:note-body><text:p text:style-name="P43"><text:span text:style-name="T53">Tart</text:span>, <text:span text:style-name="T10">Abbaye Notre-Dame de Tart</text:span><text:span text:style-name="T109"> </text:span><text:span text:style-name="T110">byl první klášter cisterciaček v obci Tart-l'Abbaye nedaleko Dijonu v Burgundsku. Založen 1132 ze Cîteaux, 1623 se komunita stěhuje do Dijonu, v roce 1791 klášter zrušen.</text:span></text:p></text:note-body></text:note> <text:span text:style-name="T108">[</text:span><text:span text:style-name="Menologium_20_-_20_pronuntiatio"><text:span text:style-name="T108">tár</text:span></text:span><text:span text:style-name="T108">]</text:span>. <text:span text:style-name="T119">Když však benediktinské panny kláštera </text:span><text:span text:style-name="T108">Poulangy [</text:span><text:span text:style-name="Menologium_20_-_20_pronuntiatio"><text:span text:style-name="T108">pulánži</text:span></text:span><text:span text:style-name="T108">] </text:span><text:span text:style-name="T119">toužily přijmout cisterciácké zvyky</text:span>, <text:span text:style-name="T119">vypráví se, že Adelina spolu s několika sestrami tam byla vyslána</text:span>, <text:span text:style-name="T119">aby je naučila nové observanci</text:span>. <text:span text:style-name="T120">Poté, co šťastně dokončily dílo obnovy, ostatní sestry se vrátily domů</text:span>, <text:span text:style-name="T120">avšak ona zůstala, a po smrti </text:span>Abat<text:span text:style-name="T120">yše</text:span> <text:span text:style-name="T120">ji mnišky zvolily, aby nastoupila na její místo</text:span>. <text:span text:style-name="T120">Když se tak stalo</text:span>, <text:span text:style-name="T120">za podpory a vedení jejího svatého strýce Opata</text:span> Bernarda, <text:span text:style-name="T121">neustále rostla její horlivost pro Řád</text:span>. <text:span text:style-name="T121">Přijala také blahoslavenou </text:span>Ascelin<text:span text:style-name="T121">u a její matku </text:span>Bulencuri<text:span text:style-name="T121">i, které za ní přišly</text:span>. (Hag., n. 353).</text:p>
      <text:p text:style-name="P7"/>
      <text:p text:style-name="P30">3. září.</text:p>
      <text:p text:style-name="P27"><text:span text:style-name="T122">V Irsku</text:span>, <text:span text:style-name="T122">v měsíci září roku </text:span><text:span text:style-name="T80">1</text:span>58<text:span text:style-name="T80">1</text:span>, <text:span text:style-name="T122">byl umučen </text:span><text:span text:style-name="T17">M</text:span><text:span text:style-name="T12">i</text:span><text:span text:style-name="T17">ku</text:span><text:span text:style-name="T12">l</text:span><text:span text:style-name="T17">áš</text:span><text:span text:style-name="T12"> Fitzgerald </text:span><text:span text:style-name="T69">[</text:span><text:span text:style-name="Menologium_20_-_20_pronuntiatio"><text:span text:style-name="T69">fitzdžerald</text:span></text:span><text:span text:style-name="T69">]</text:span>, mn<text:span text:style-name="T122">i</text:span>ch <text:span text:style-name="T122">neznámého kláštera</text:span>, <text:span text:style-name="T122">který byl zajat, když utíkal před krutým pronásledováním, a skrýval se v jednom lese</text:span>, <text:span text:style-name="T122">a oděn v mnišském hábitu byl přiveden do města </text:span>Dublinu <text:span text:style-name="T122">[</text:span><text:span text:style-name="Menologium_20_-_20_pronuntiatio"><text:span text:style-name="T122">dablinu</text:span></text:span><text:span text:style-name="T122">]</text:span>, <text:span text:style-name="T122">kde jej místokrál, který se nedokázal nasytit krve katolíků, odsoudil, aby byl oběšen, a poté polomrtvý rozčtvrcen</text:span>. <text:span text:style-name="T122">Tuto smrt tedy pro katolickou víru neohroženě podstoupil</text:span>. <text:span text:style-name="T122">Věřící ovšem, vedeni oddaností, sebrali krví nasáklý hábit mučedníka, a rozdělili si jej na kousky</text:span>, <text:span text:style-name="T122">které pak uchovávali jako relikvie</text:span>. <text:span text:style-name="T122">Rodičům pak byla projevena dobrá vůle, že mohli sebrat čtyři části svého nejdražšího syna, a odnést je k</text:span><text:span text:style-name="T130">u</text:span><text:span text:style-name="T122"> pohřbu</text:span>, <text:span text:style-name="T122">načež je uložili do hrobky svých předků v kostele mnišek Řádu svaté Brigity</text:span>. (Hag., n. 233).</text:p>
      <text:p text:style-name="P32"><text:span text:style-name="T123">V klášteře </text:span><text:span text:style-name="T124">Panny Marie od Přístavu Spásy (</text:span><text:span text:style-name="T11">Port-du-Salut</text:span><text:span text:style-name="T123"><text:note text:id="ftn13" text:note-class="footnote"><text:note-citation>13</text:note-citation><text:note-body><text:p text:style-name="P44"><text:span text:style-name="Menologium_20_-_20_commentarium"><text:span text:style-name="T42">Portus Salutis, </text:span></text:span><text:span text:style-name="Menologium_20_-_20_commentarium"><text:span text:style-name="T10">Port-du-Salut</text:span></text:span><text:span text:style-name="Menologium_20_-_20_commentarium"> je trapistick</text:span><text:span text:style-name="Menologium_20_-_20_commentarium"><text:span text:style-name="T35">ý </text:span></text:span><text:span text:style-name="Menologium_20_-_20_commentarium">kl</text:span><text:span text:style-name="Menologium_20_-_20_commentarium"><text:span text:style-name="T35">áš</text:span></text:span><text:span text:style-name="Menologium_20_-_20_commentarium"><text:span text:style-name="T32">ter v mal</text:span></text:span><text:span text:style-name="Menologium_20_-_20_commentarium"><text:span text:style-name="T35">é </text:span></text:span><text:span text:style-name="Menologium_20_-_20_commentarium"><text:span text:style-name="T32">obci Entrammes u Laval v severn</text:span></text:span><text:span text:style-name="Menologium_20_-_20_commentarium"><text:span text:style-name="T35">í Francii. <text:s/>V roce 1815 tam </text:span></text:span><text:span text:style-name="Menologium_20_-_20_commentarium"><text:span text:style-name="T40">Dom Eugène zalo</text:span></text:span><text:span text:style-name="Menologium_20_-_20_commentarium"><text:span text:style-name="T35">ž</text:span></text:span><text:span text:style-name="Menologium_20_-_20_commentarium"><text:span text:style-name="T40">il trapistick</text:span></text:span><text:span text:style-name="Menologium_20_-_20_commentarium"><text:span text:style-name="T35">é</text:span></text:span><text:span text:style-name="Menologium_20_-_20_commentarium"><text:span text:style-name="T40"> p</text:span></text:span><text:span text:style-name="Menologium_20_-_20_commentarium"><text:span text:style-name="T35">ř</text:span></text:span><text:span text:style-name="Menologium_20_-_20_commentarium"><text:span text:style-name="T40">evorstv</text:span></text:span><text:span text:style-name="Menologium_20_-_20_commentarium"><text:span text:style-name="T35">í</text:span></text:span><text:span text:style-name="Menologium_20_-_20_commentarium"><text:span text:style-name="T40">, kter</text:span></text:span><text:span text:style-name="Menologium_20_-_20_commentarium"><text:span text:style-name="T35">é</text:span></text:span><text:span text:style-name="Menologium_20_-_20_commentarium"><text:span text:style-name="T40"> Pius VII. rok nato pov</text:span></text:span><text:span text:style-name="Menologium_20_-_20_commentarium"><text:span text:style-name="T35">ýšil na opatství, jež existuje dodnes.</text:span></text:span><text:span text:style-name="Menologium_20_-_20_commentarium"><text:span text:style-name="T37"> </text:span></text:span><text:span text:style-name="Menologium_20_-_20_commentarium"><text:span text:style-name="T59">(červen, pozn. 4</text:span></text:span><text:span text:style-name="Menologium_20_-_20_commentarium"><text:span text:style-name="T61">8</text:span></text:span><text:span text:style-name="Menologium_20_-_20_commentarium"><text:span text:style-name="T59">)</text:span></text:span></text:p></text:note-body></text:note></text:span><text:span text:style-name="T123"> </text:span><text:span text:style-name="T28">[</text:span><text:span text:style-name="Menologium_20_-_20_pronuntiatio"><text:span text:style-name="T34">pór dü salü</text:span></text:span><text:span text:style-name="T28">]</text:span><text:span text:style-name="T29">)</text:span>, <text:span text:style-name="T125">roku</text:span> 1849, <text:span text:style-name="T125">zbožně odešel do </text:span><text:span text:style-name="T130">n</text:span><text:span text:style-name="T125">e</text:span><text:span text:style-name="T130">b</text:span><text:span text:style-name="T125">e Bratr </text:span><text:span text:style-name="T12">Mo</text:span><text:span text:style-name="T18">jžíš</text:span><text:span text:style-name="T12"> Chapelli</text:span><text:span text:style-name="T30">è</text:span><text:span text:style-name="T12">re </text:span><text:span text:style-name="T70">[</text:span><text:span text:style-name="Menologium_20_-_20_pronuntiatio"><text:span text:style-name="T70">šapeliér</text:span></text:span><text:span text:style-name="T70">]</text:span>, <text:span text:style-name="T125">konvrš</text:span>. <text:span text:style-name="T125">Postavou malý, v tváři </text:span><text:span text:style-name="T130">ošklivý</text:span><text:span text:style-name="T125"> a ducha nevzdělaného</text:span>, <text:span text:style-name="T125">neboť neuměl ani číst</text:span>, <text:span text:style-name="T126">byl však naplněn dary milosti</text:span>, <text:span text:style-name="T126">a proslaven svou láskou, </text:span><text:soft-page-break/><text:span text:style-name="T126">pokorou a zbožností</text:span>; <text:span text:style-name="T126">také se usilovně modlil a nepřestával rozmlouvat se svým andělem strážným</text:span>. <text:span text:style-name="T126">Sám zastal práci dvou dělníků</text:span>. <text:span text:style-name="T126">Byl natolik pokorného ducha, že bratry předcházel v úctě i lásce</text:span>, <text:span text:style-name="T126">tresty, které dostávali v kapitule, sám toužil nést</text:span>, <text:span text:style-name="T126">neboť nechtěl uvěřit, že by si je tito svatí mniši byli zasloužili</text:span>. <text:span text:style-name="T127">Stižen vážnější nemocí se občas nedokázal zdržet reptání</text:span>; <text:span text:style-name="T127">této své lidské slabosti ovšem neustále litoval</text:span>, <text:span text:style-name="T127">tím spíše, že se pokládal bratřím na obtíž</text:span>, <text:span text:style-name="T127">po</text:span><text:span text:style-name="T130">važov</text:span><text:span text:style-name="T127">al to tedy za svou neřest, a sám sobě to dával za vinu</text:span>. <text:span text:style-name="T127">A třebaže byl sám převelice trýzněný</text:span>, <text:span text:style-name="T127">bolestmi brat</text:span><text:span text:style-name="T130">ří</text:span><text:span text:style-name="T127"> byl ještě více pohnut</text:span>, <text:span text:style-name="T127">a snažil se je </text:span><text:span text:style-name="T128">jim je ulehčit, nakolik jen mohl</text:span>. <text:span text:style-name="T128">Prozářen Ježíšovou láskou pak vypustil duši</text:span>. (Hag., Supp<text:span text:style-name="T132">l</text:span>., n. 698 c).</text:p>
      <text:p text:style-name="P27"/>
      <text:p text:style-name="P33"><text:span text:style-name="T129">Roku</text:span> 1209, <text:span text:style-name="T129">posvěcení kostela v Oseku</text:span>, <text:span text:style-name="T129">poté, co byl klášter založen jinde roku </text:span>1194, <text:span text:style-name="T129">avšak roku </text:span>1200<text:span text:style-name="T129"> byl pře</text:span><text:span text:style-name="T131">sunut</text:span><text:span text:style-name="T129"> tam</text:span>.</text:p>
      <text:p text:style-name="P7"/>
      <text:p text:style-name="P30">4. září.</text:p>
      <text:p text:style-name="P34"><text:span text:style-name="T132">V toskánském klášteře </text:span><text:span text:style-name="T145">kláštera </text:span><text:span text:style-name="T146">Svatých Salvátora a Lorenza na sedmém milníku,</text:span><text:span text:style-name="T132"><text:note text:id="ftn14" text:note-class="footnote"><text:note-citation>14</text:note-citation><text:note-body><text:p text:style-name="P45"><text:span text:style-name="Menologium_20_-_20_commentarium"><text:span text:style-name="T41">SS. Salvatoris de Septimo</text:span></text:span>, <text:span text:style-name="T147">Abbazia dei Santi Salvatore e Lorenzo a Settimo</text:span> <text:span text:style-name="T145">byl </text:span><text:span text:style-name="T146">cisterciácký klášter ve Florencii na sedmém milníku na cestě do Pisy (proto název </text:span><text:span text:style-name="T148">a Settimo</text:span><text:span text:style-name="T146">). Založen 1236 z kláštera San Galgano, zrušen 1783. </text:span><text:span text:style-name="Menologium_20_-_20_commentarium"><text:span text:style-name="T59">(</text:span></text:span><text:span text:style-name="Menologium_20_-_20_commentarium"><text:span text:style-name="T62">srp</text:span></text:span><text:span text:style-name="Menologium_20_-_20_commentarium"><text:span text:style-name="T59">en, pozn. </text:span></text:span><text:span text:style-name="Menologium_20_-_20_commentarium"><text:span text:style-name="T62">139</text:span></text:span><text:span text:style-name="Menologium_20_-_20_commentarium"><text:span text:style-name="T59">)</text:span></text:span></text:p></text:note-body></text:note></text:span> <text:span text:style-name="T132">připomínka ctihodného muže </text:span><text:span text:style-name="T12">David</text:span><text:span text:style-name="T19">a</text:span>, <text:span text:style-name="T132">z mnicha tohoto kláštera se stal Převorem, </text:span><text:span text:style-name="T151">neboli</text:span><text:span text:style-name="T132"> Představeným K</text:span>amaldul<text:span text:style-name="T132">ských</text:span><text:span text:style-name="T132"><text:note text:id="ftn15" text:note-class="footnote"><text:note-citation>15</text:note-citation><text:note-body><text:p text:style-name="Footnote"><text:span text:style-name="T12">Kamaldulští</text:span> <text:span text:style-name="T151">(</text:span>O.S.B. Cam.) jsou poustevnický řád založený sv. Romualdem v letech 1023–1026 volně navazující na benediktinskou řeholi. Název získali podle Camaldoli v Toskánsku, sídla prvního kláštera.</text:p></text:note-body></text:note></text:span><text:span text:style-name="T132"> Mnichů</text:span>. <text:span text:style-name="T132">Protože se stal slavným pro své mnohé ctnosti i jako výtečný milovník samoty, Svatý Otec </text:span>Bonif<text:span text:style-name="T132">á</text:span>c VIII. <text:span text:style-name="T132">svolil k prosbám Kamaldulských</text:span>, <text:span text:style-name="T132">aby </text:span><text:span text:style-name="T152">David </text:span><text:span text:style-name="T132">jejich řeholní institut pozdvihl a podpořil</text:span>. <text:span text:style-name="T132">Toto dílo pak převelice chvályhodně a svatě vykonal</text:span>. (Hag., n. 465).</text:p>
      <text:p text:style-name="P27"><text:span text:style-name="T150">V Clairvaux</text:span>, <text:span text:style-name="T150">připomínka jednoho zbožného konvrše</text:span>, <text:span text:style-name="T150">který tam přišel ze Španělska</text:span>, <text:span text:style-name="T152">a sice</text:span><text:span text:style-name="T150"> jako </text:span><text:span text:style-name="T152">společník </text:span><text:span text:style-name="T150">svého Opata, když podnikl cestu na generální kapitulu</text:span>. <text:span text:style-name="T150">Když tam zdálky uviděl vršek svatého chrámu,</text:span> <text:span text:style-name="T150">prosil svého Pána, aby mu tam dovolil </text:span><text:span text:style-name="T152">tam s</text:span><text:span text:style-name="T150">počinout</text:span>. <text:span text:style-name="T152">Avšak p</text:span><text:span text:style-name="T150">oté, co pokorně uctil hroby Svatého Otce </text:span>Bernard<text:span text:style-name="T150">a a svatého </text:span>Malachi<text:span text:style-name="T150">áše</text:span>, <text:span text:style-name="T150">náhle počal ztrácet síly</text:span>, <text:span text:style-name="T150">a jak si </text:span><text:span text:style-name="T152">byl </text:span><text:span text:style-name="T150">žádal</text:span>, <text:span text:style-name="T152">tak </text:span><text:span text:style-name="T150">uprostřed svatého zástupu Opatů, mnichů a konvršů vydechl naposledy</text:span>. (Hag., n. 345).</text:p>
      <text:p text:style-name="P8"><text:s text:c="4"/></text:p>
      <text:p text:style-name="P30">5. září.</text:p>
      <text:p text:style-name="P35"><text:soft-page-break/><text:span text:style-name="T153">Ve Španělsku</text:span>, <text:span text:style-name="T153">připomínka ctihodného muže</text:span> <text:span text:style-name="T12">Mar</text:span><text:span text:style-name="T20">ka</text:span><text:span text:style-name="T12"> de Porras</text:span>. <text:span text:style-name="T185">Poté, co</text:span><text:span text:style-name="T154"> přijal hábit v </text:span><text:span text:style-name="T155">klášteře Nogales</text:span><text:span text:style-name="T154">,</text:span><text:span text:style-name="T154"><text:note text:id="ftn16" text:note-class="footnote"><text:note-citation>16</text:note-citation><text:note-body><text:p text:style-name="P46"><text:span text:style-name="T42">Monasterium Nucalense</text:span>, <text:span text:style-name="T54">Monasterio de Santa María de Nogales</text:span> byl cisterciácký klášter ve španělském městečku San Esteban de Nogales nedaleko města León ve stejnojmenné provincii. Založen 1149, zrušen 1836. <text:span text:style-name="Menologium_20_-_20_commentarium"><text:span text:style-name="T59">(</text:span></text:span><text:span text:style-name="Menologium_20_-_20_commentarium"><text:span text:style-name="T63">červen</text:span></text:span><text:span text:style-name="Menologium_20_-_20_commentarium"><text:span text:style-name="T59">, pozn. </text:span></text:span><text:span text:style-name="Menologium_20_-_20_commentarium"><text:span text:style-name="T63">77</text:span></text:span><text:span text:style-name="Menologium_20_-_20_commentarium"><text:span text:style-name="T59">)</text:span></text:span></text:p></text:note-body></text:note></text:span> <text:span text:style-name="T156">v chóru se modlil s nejvyšší oddaností a uctivostí</text:span>, <text:span text:style-name="T156">v duchu rozjímal nad velikostí a vznešeností Boží</text:span>; <text:span text:style-name="T156">a právě z tohoto důvodu se oči všech obracely k němu a všichni jej měli rádi a ctili </text:span><text:span text:style-name="T185">jej</text:span>, <text:span text:style-name="T156">ne jako spolubratra</text:span>, <text:span text:style-name="T156">ale jako Božího anděla</text:span>. <text:span text:style-name="T157">Z téhož úradku božské Vznešenosti byť jen ten nejmenší lehký hřích oplakával s velikým zármutkem</text:span>, <text:span text:style-name="T157">avšak ne ze strachu služebníka</text:span>, <text:span text:style-name="T157">avšak veden láskou syn</text:span><text:span text:style-name="T185">a</text:span>. <text:span text:style-name="T157">Byl zvolen Opatem</text:span>, <text:span text:style-name="T157">a tento úřad vykonával pouze tak, aby co nejlépe </text:span><text:span text:style-name="T158">projevoval lásku, a </text:span><text:span text:style-name="T185">vykonával </text:span><text:span text:style-name="T158">i úkoly služebníků</text:span>. <text:span text:style-name="T158">Se svým vlastním tělem zacházel se značnou krutostí</text:span>. <text:span text:style-name="T158">Kromě toho trpěl mnoha nemocemi</text:span>, <text:span text:style-name="T158">sužovaly jej velké a trvalé bolesti</text:span>, <text:span text:style-name="T158">které přijímal s pravou duchovní radostí</text:span>. <text:span text:style-name="T158">Když už umíral, předpověděl hodinu své smrti</text:span>, <text:span text:style-name="T158">a bratři jej viděli veselého a </text:span><text:span text:style-name="T185">opravdu</text:span><text:span text:style-name="T158"> vděčného, jako by s radostí očekával něco velkého</text:span>. <text:span text:style-name="T160">Vrchol svého života prož</text:span><text:span text:style-name="T158">il </text:span><text:span text:style-name="T159">ke</text:span><text:span text:style-name="T158"> konci 16. století</text:span>. (Hag., n. 512).</text:p>
      <text:p text:style-name="P27"><text:span text:style-name="T161">V Clairvaux</text:span>, <text:span text:style-name="T161">připomínka jednoho zbožného mnicha</text:span>, <text:span text:style-name="T161">jenž tam přišel se svým učitelem, když </text:span><text:span text:style-name="T163">byl</text:span><text:span text:style-name="T161"> </text:span><text:span text:style-name="T185">ještě </text:span><text:span text:style-name="T161">mladíč</text:span><text:span text:style-name="T185">e</text:span><text:span text:style-name="T161">k ve věku čtrnácti let</text:span>, <text:span text:style-name="T161">avšak zůstat tam s ním nechtěl</text:span>. <text:span text:style-name="T162">Velmi se mu ošklivila společnost </text:span>Cisterci<text:span text:style-name="T162">áků</text:span>, <text:span text:style-name="T162">a často prosil Boha, aby mu nikdy nedával touhu přijít k tomuto Řádu </text:span><text:span text:style-name="T185">za</text:span><text:span text:style-name="T162"> obrácení</text:span><text:span text:style-name="T185">m</text:span><text:span text:style-name="T162"> svého života</text:span>. <text:span text:style-name="T162">Ovšem</text:span> <text:span text:style-name="T162">vyděšen </text:span><text:span text:style-name="T164">jednou </text:span><text:span text:style-name="T162">k smrti nočním viděním</text:span>, <text:span text:style-name="T162">vydal se do rukou blaženému Otci Opat</text:span><text:span text:style-name="T164">u</text:span><text:span text:style-name="T162"> Bernard</text:span><text:span text:style-name="T164">ovi</text:span>. <text:span text:style-name="T163">Poté, jak praví autor </text:span>Exordi<text:span text:style-name="T163">a</text:span> Magn<text:span text:style-name="T163">a</text:span>, <text:span text:style-name="T163">jako beránek zapřažený do pluhu Řádu</text:span>, <text:span text:style-name="T163">je</text:span><text:span text:style-name="T185">j</text:span><text:span text:style-name="T163">ž přijal, se </text:span><text:span text:style-name="T164">tím </text:span><text:span text:style-name="T163">pokorněji choval před Bohem i bratry</text:span>, <text:span text:style-name="T163">čím mocnějšími dary nebeské milosti byl zahrnován</text:span>. (Hag., n. 336).</text:p>
      <text:p text:style-name="P8"><text:s text:c="4"/></text:p>
      <text:p text:style-name="P30">6. září.</text:p>
      <text:p text:style-name="P37"><text:span text:style-name="T165">V</text:span> Angli<text:span text:style-name="T165">i</text:span>, s<text:span text:style-name="T165">vatý Opat </text:span><text:span text:style-name="T21">Š</text:span><text:span text:style-name="T12">t</text:span><text:span text:style-name="T21">ě</text:span><text:span text:style-name="T12">p</text:span><text:span text:style-name="T21">á</text:span><text:span text:style-name="T12">n </text:span><text:span text:style-name="T21">z</text:span><text:span text:style-name="T12"> Eston</text:span><text:span text:style-name="T166">u</text:span>, <text:span text:style-name="T168">jenž se z celeráře kláštera </text:span><text:span text:style-name="T175">Fountains </text:span><text:span text:style-name="T176">Abbey</text:span><text:span text:style-name="T168"><text:note text:id="ftn17" text:note-class="footnote"><text:note-citation>17</text:note-citation><text:note-body><text:p text:style-name="Footnote"><text:span text:style-name="T45">M</text:span><text:span text:style-name="T42">onasteri</text:span><text:span text:style-name="T45">um</text:span><text:span text:style-name="T42"> Fontanensis</text:span>, <text:span text:style-name="T169">Fountains Abbey</text:span> <text:span text:style-name="T168">byl cisterciácký klášter </text:span><text:span text:style-name="T171">u města Ripon nedaleko Leedsu v Severním Yorkshire. Založen 1132, kdy po neshodách odešli mniši z benediktinského kláštera Panny Marie v Yorku, mezi nimi i sv. Robert z Newminsteru (Menologium ze 7. června) z kláštera, dostali území u šesti pramenů, které pojmenovali Fountains. V roce 1135 se stali součástí cisterciáckého řádu pod Clairvaux. Klášter byl zrušen 1539.</text:span></text:p></text:note-body></text:note></text:span><text:span text:style-name="T168"> [</text:span><text:span text:style-name="Menologium_20_-_20_pronuntiatio"><text:span text:style-name="T168">fauntins </text:span></text:span><text:span text:style-name="Menologium_20_-_20_pronuntiatio"><text:span text:style-name="T173">eby</text:span></text:span><text:span text:style-name="T168">] </text:span><text:span text:style-name="T172">stal postupně Opatem klášterů </text:span><text:span text:style-name="T177">Sawley</text:span><text:span text:style-name="T172"><text:note text:id="ftn18" text:note-class="footnote"><text:note-citation>18</text:note-citation><text:note-body><text:p text:style-name="Footnote"><text:span text:style-name="T42">Salley</text:span><text:span text:style-name="T46">a</text:span><text:span text:style-name="T172">, </text:span><text:span text:style-name="T170">Sawley Abbey</text:span><text:span text:style-name="T172"> byl cisterciácký klášter ve stejnojmenné obci v anglickém hrabství Lancastershire, poblíž Manchesteru. Založen 1149 z Newminsteru, zrušen </text:span><text:span text:style-name="T173">1536,</text:span><text:span text:style-name="T172"> </text:span></text:p></text:note-body></text:note></text:span><text:span text:style-name="T172"> [</text:span><text:span text:style-name="Menologium_20_-_20_pronuntiatio"><text:span text:style-name="T172">sóli</text:span></text:span><text:span text:style-name="T172">]</text:span>, <text:soft-page-break/><text:span text:style-name="T176">Newminster</text:span><text:span text:style-name="T173"><text:note text:id="ftn19" text:note-class="footnote"><text:note-citation>19</text:note-citation><text:note-body><text:p text:style-name="P47"><text:span text:style-name="Menologium_20_-_20_commentarium"><text:span text:style-name="T51">Neomonasterium</text:span></text:span><text:span text:style-name="Menologium_20_-_20_commentarium">, anglicky Newminster Abbey byl cisterciácký klášter v </text:span><text:span text:style-name="Menologium_20_-_20_commentarium"><text:span text:style-name="T187">hrabství </text:span></text:span><text:span text:style-name="Menologium_20_-_20_commentarium">Northumberland na severu Anglie. Založen 1137 z Fountains Abbey, zrušen 1537. </text:span><text:span text:style-name="Menologium_20_-_20_commentarium"><text:span text:style-name="T59">(</text:span></text:span><text:span text:style-name="Menologium_20_-_20_commentarium"><text:span text:style-name="T63">červen</text:span></text:span><text:span text:style-name="Menologium_20_-_20_commentarium"><text:span text:style-name="T59">, pozn. </text:span></text:span><text:span text:style-name="Menologium_20_-_20_commentarium"><text:span text:style-name="T64">15</text:span></text:span><text:span text:style-name="Menologium_20_-_20_commentarium"><text:span text:style-name="T59">)</text:span></text:span></text:p></text:note-body></text:note></text:span><text:span text:style-name="T173"> [</text:span><text:span text:style-name="Menologium_20_-_20_pronuntiatio"><text:span text:style-name="T173">njů-minstr</text:span></text:span><text:span text:style-name="T173">] a </text:span><text:span text:style-name="T174">Fo</text:span><text:span text:style-name="T176">u</text:span><text:span text:style-name="T174">nt</text:span><text:span text:style-name="T176">a</text:span><text:span text:style-name="T174">i</text:span><text:span text:style-name="T176">ns Abbey</text:span>. <text:span text:style-name="T173">Sepsal rozjímání</text:span><text:span text:style-name="T173"><text:note text:id="ftn20" text:note-class="footnote"><text:note-citation>20</text:note-citation><text:note-body><text:p text:style-name="Footnote"><text:span text:style-name="T178">Stephen of Sawley</text:span>, <text:span text:style-name="T42">Meditationes de gaudiis beate et gloriose semper virginis Marie</text:span></text:p></text:note-body></text:note></text:span><text:span text:style-name="T173"> plná zbožné laskavosti o patnácti radostech Nejblahoslavenější Panny Marie</text:span>. <text:span text:style-name="T173">Vzdal se opatského úřadu a zemřel v klášteře Vaudey Abbey</text:span><text:span text:style-name="T173"><text:note text:id="ftn21" text:note-class="footnote"><text:note-citation>21</text:note-citation><text:note-body><text:p text:style-name="Footnote"><text:span text:style-name="T47">M</text:span><text:span text:style-name="T42">onasteri</text:span><text:span text:style-name="T47">um</text:span><text:span text:style-name="T42"> Vallis-Dei</text:span>, <text:span text:style-name="T179">Vaudey Abbey</text:span> <text:span text:style-name="T173">byl cisterciácký klášter </text:span><text:span text:style-name="T180">u obce Bourne nedaleko města Leicester v anglickém hrabství Lincolnshire. Založen 1147 z Fountains Abbey, zrušen 1536.</text:span></text:p></text:note-body></text:note></text:span><text:span text:style-name="T173"> [</text:span><text:span text:style-name="Menologium_20_-_20_pronuntiatio"><text:span text:style-name="T180">vódej eby</text:span></text:span><text:span text:style-name="T173">]</text:span>, <text:span text:style-name="T180">a vypráví se, že po </text:span><text:span text:style-name="T186">své </text:span><text:span text:style-name="T180">smrti </text:span><text:span text:style-name="T186">v </text:span><text:span text:style-name="T180">ro</text:span><text:span text:style-name="T186">ce</text:span><text:span text:style-name="T180"> </text:span>12<text:span text:style-name="T173">5</text:span>2 <text:span text:style-name="T180">zazářil zázraky</text:span>. (Hag., n. 424).</text:p>
      <text:p text:style-name="P50"><text:span text:style-name="T134">Ve Francii</text:span><text:span text:style-name="T133">, </text:span><text:span text:style-name="T134">roku </text:span><text:span text:style-name="T133">1688, </text:span><text:span text:style-name="T134">odešla </text:span><text:span text:style-name="T133">Mat</text:span><text:span text:style-name="T134">ka</text:span><text:span text:style-name="T133"> </text:span><text:span text:style-name="T141">Magdalen</text:span><text:span text:style-name="T142">a</text:span><text:span text:style-name="T141"> Tere</text:span><text:span text:style-name="T143">s</text:span><text:span text:style-name="T141">i</text:span><text:span text:style-name="T142">a</text:span><text:span text:style-name="T141"> Baudet de Beauregard </text:span><text:span text:style-name="T144">[</text:span><text:span text:style-name="Menologium_20_-_20_pronuntiatio"><text:span text:style-name="T72">bóde d</text:span></text:span><text:span text:style-name="Menologium_20_-_20_pronuntiatio"><text:span text:style-name="T181">ə</text:span></text:span><text:span text:style-name="Menologium_20_-_20_pronuntiatio"><text:span text:style-name="T71"> bóregár</text:span></text:span><text:span text:style-name="T144">]</text:span><text:span text:style-name="T133">, </text:span><text:span text:style-name="T134">zakladatelka </text:span><text:span text:style-name="T133">Bernardin</text:span><text:span text:style-name="T134">ek</text:span><text:span text:style-name="T133">, </text:span><text:span text:style-name="T135">jež byly nazývány</text:span><text:span text:style-name="T134"> </text:span><text:span text:style-name="T133">«</text:span><text:span text:style-name="T134">od Nejdražší Krve</text:span><text:span text:style-name="T133">». </text:span><text:span text:style-name="T135">Když </text:span><text:span text:style-name="T136">si</text:span><text:span text:style-name="T135"> jako mladá mniška u svatého </text:span><text:span text:style-name="T133">Just</text:span><text:span text:style-name="T135">a</text:span><text:span text:style-name="T135"><text:note text:id="ftn22" text:note-class="footnote"><text:note-citation>22</text:note-citation><text:note-body><text:p text:style-name="P48"><text:span text:style-name="T42">Monasterium S. Justi (Romans)</text:span>, <text:span text:style-name="T3">Abbaye Notre-Dame-des-Anges de Saint-Just-de-Claix</text:span> byl klášter cisterciaček založený <text:span text:style-name="T182">z Bonnevaux </text:span>v roce 1349 v obci Saint-Just-de-Claix nedaleko Grenoblu na jihovýchodě Francie. V roce 1600 byl přestěhován do nedalekého města Romans-sur-Isère, <text:span text:style-name="T182">nicméně si zachoval název Saint-Just. Zrušen v roce 1791.</text:span></text:p></text:note-body></text:note></text:span><text:span text:style-name="T133"> </text:span><text:span text:style-name="T136">ve městě </text:span><text:span text:style-name="T133">Romans </text:span><text:span text:style-name="T136">uvědomila nebezpečí, která číhají na </text:span><text:span text:style-name="T140">mnišky a jejich </text:span><text:span text:style-name="T137">sliby, pokud není zachovávána </text:span><text:span text:style-name="T140">řeholní </text:span><text:span text:style-name="T137">klausura</text:span><text:span text:style-name="T133">, </text:span><text:span text:style-name="T137">přidala se k </text:span><text:span text:style-name="T133">Bernardin</text:span><text:span text:style-name="T137">kám v Grenoblu</text:span><text:span text:style-name="T133">. Mat</text:span><text:span text:style-name="T138">ka</text:span><text:span text:style-name="T133"> Ludovica de Pon</text:span><text:span text:style-name="T31">ç</text:span><text:span text:style-name="T133">onas </text:span><text:span text:style-name="T138">[</text:span><text:span text:style-name="Menologium_20_-_20_pronuntiatio"><text:span text:style-name="T183">ponsonas</text:span></text:span><text:span text:style-name="T138">] ji později </text:span><text:span text:style-name="T140">ustanovila</text:span><text:span text:style-name="T138"> první Představenou nového pařížského domu</text:span><text:span text:style-name="T133">. </text:span><text:span text:style-name="T138">Tyto sestry, když </text:span><text:span text:style-name="T140">za několik let</text:span><text:span text:style-name="T138"> toužily být právem nazývány </text:span><text:span text:style-name="T133">Cisterci</text:span><text:span text:style-name="T138">ačkami</text:span><text:span text:style-name="T133">, </text:span><text:span text:style-name="T139">se svolením </text:span><text:span text:style-name="T140">svých </text:span><text:span text:style-name="T139">církevních Představených si nechaly připravit Konstituce, které byly více v souladu s Řeholí Svatého Otce </text:span><text:span text:style-name="T133">Benedi</text:span><text:span text:style-name="T139">kta</text:span><text:span text:style-name="T133">. </text:span><text:span text:style-name="T139">A </text:span><text:span text:style-name="T133">Mat</text:span><text:span text:style-name="T139">ka</text:span><text:span text:style-name="T133"> Magdalena, </text:span><text:span text:style-name="T139">poté, co byla mnoho let Představenou kláštera</text:span><text:span text:style-name="T133">, </text:span><text:span text:style-name="T139">zbožně odešla ve věku osmdesáti čtyř let</text:span><text:span text:style-name="T133">. (Hag., n. 6o5).</text:span></text:p>
      <text:p text:style-name="P27"/>
      <text:p text:style-name="P33"><text:span text:style-name="T184">Tento den se slaví posvěcení kostela Panny Marie z </text:span>Oliv<text:span text:style-name="T184">y</text:span><text:span text:style-name="T184"><text:note text:id="ftn23" text:note-class="footnote"><text:note-citation>23</text:note-citation><text:note-body><text:p text:style-name="P49"><text:span text:style-name="T42">Monasterium B. M. de Oliva</text:span>, <text:span text:style-name="T105">Santa María la Real de la Oliva</text:span> je trapistický klášter u obce Carcastillo na severu Španělska, nedaleko Pamplony. Založen 1134, v roce 1150 vstoupil do cisterciáckého řádu jako dcera francouzského kláštera L'Escaladieu, zrušen 1850, obnoven trapisty v roce 1927. </text:p></text:note-body></text:note></text:span><text:span text:style-name="T184"> ve Španělsku</text:span>.</text:p>
      <text:p text:style-name="P36"><text:s text:c="4"/></text:p>
      <text:p text:style-name="P51">7. <text:span text:style-name="T133">září</text:span>.</text:p>
      <text:p text:style-name="P7">In Anglia, anno 1583, egregius fidei Confessor <text:span text:style-name="T12">Thomas Madde</text:span> seu <text:span text:style-name="T12">Mudd</text:span>, monachus Joravallis. Cum sub reginæ Mariæ regimine catholicam fidem libere profiteri iterum liceret, ex Scotia, quo fugerat, in patriam re<text:soft-page-break/>versus nobilium filios erudiebat. At Elisabeth rerum potita, latitans apud nobilem virum Thomam Percy, comitem Northumbriæ futu­rumque martyrem a Leone Papa XI<text:span text:style-name="T80">II</text:span> beatificandum, ejus­dem capellanus factus est. Proditus autem, dum Missæ offert sacrificium cum aliis comprehenditur; ac ut derideatur ipsis sacris vestibus indutus in carcerem intruditur. Contra Episco­pum, qui a fide defecerat, Christi in Sanctissimo Sacramento veram præsentiam strenue defendit. Quare ex civitate Eboracensi ad alium carcerem in Hull transmissus, loci statu intolerabili graviter infirmatus est, diemque ibidem clausit extremum. (Hag., n. 226).</text:p>
      <text:p text:style-name="P7">In Gallia, anno 1914, in cælum abiit Frater <text:span text:style-name="T12">Sebastianus Gaudin</text:span>, juvenis monachus B. M. de Portu-Salutis. Puer indole fortis, sed pius atque magnanimus, in hoc monasterium receptus est, íactusque est postea novitius gravis ac religione fervens, qui gaudens quærebat et sequebatur Jesum cruci­fixum, cujus amore unice delectabatur. Hæc autem pia mens et animus in tribus annis, qui post professionem extra mona­sterium in periculis ac dissipationibus vitæ militaris ipsi peragendi erant, nullo modo diminuebatur, sed potius auge­batur, ipse quoad licuit solitudinem etiam colens et orationem, corporis afflictationem atque monasticam paupertatem. Bea­tissimam Virginem Mariam filiali ac devotissimo obsequio prosequebatur, dum Jesu amore constanter captus, cogitatione precibusque jaculatoriis proximum se Ei tenebat. Cum tandem in monasterium redire posset, omnia exercitia regularia cum alacritate resumpsit. At paulo post, mense Augusto 1914 bello indicto, iterum exeundum ei fuit. Dei voluntati libenter parens Ejusque beneplacito sese committens, victimam quoque pro peccatoribus cum Christo se offerens in militiam profectus est. Hanc oblationem die 7 září subsequentis Deus benigne accepit. Et qui, pace non turbata, postero die, id est, in festo Nativitatis B. M. V., vota solemnia nuncupasset, inventus est plumbea glande ictus in fronte, sanguine, qui guttatim efflue­bat ex vulnere, circum caput quasi coronam monasticam adumbrante. (Hag., Suppi., n. 767 b).</text:p>
      <text:p text:style-name="P7"/>
      <text:p text:style-name="Menologium_20_-_20_fundationes">Anno 1259, dedicatio ecclesiæ Morimundi.</text:p>
      <text:p text:style-name="Menologium_20_-_20_fundationes">Cortonæ in Italia, anno incognito, dedicatio ecclesiæ S. Antonii s<text:span text:style-name="T80">e</text:span>u S. M. a Salute.</text:p>
      <text:p text:style-name="P8"><text:s text:c="4"/></text:p>
      <text:p text:style-name="Menologium_20_-_20_Datum">8. září.</text:p>
      <text:p text:style-name="P7">Signiaci, <text:span text:style-name="T12">beatus Gulielmus a S. Theodorico</text:span>, ibidem monachus. Leodii nobili genere natus, cum S. Theodorici prope Remos Benedictini monasterii Abbas esset, S. Ber­nardi celebritate attractus eundem frequentavit ju<text:soft-page-break/>cundaque cum eo amicitia se conjunxit; atque ambo infirmi, de rebus spiritualibus seu scripturisticis dulciter conferebant. Gulielmo rogante et stimulante S. Bernardus suam et Cisterciensis Ordinis Apologiam scripsit. Ejusdem autem Ordinis sinceri­tate provocatus atque solitudinis accensus desiderio, Gulielmus S. Bernardi adverso consilio longe ante dato non retentus, prælationis onus et honorem deseruit, ac Signiaci habitum paupertatis suscepit. Cum autem senio confractus fratrum laboribus interesse jam non valeret, jacturam laboris humili­tate et mentis redimebat exercitio, cujus fructus in libris deponebat doctrina theologica ac pietate lucidis, inter quos potissimum relevanda est Epistola illa aurea ad fratres Car- thusianos de Monte-Dei. Vitæ quoque S. P. Bernardi adhuc viventis primum librum composuit. In his ergo laboribus dum homo Dei corpus et animam exercet, a Domino vocatus est hac die anno 1148. (Hag., n. 80).</text:p>
      <text:p text:style-name="P7">Villarii (Villiers) in Gallia, anno 1632, transitus venerabilis Abbatissæ <text:span text:style-name="T12">Odettæ Clause</text:span>. Ex illustri familia progenita, annos nata dumtaxat viginti tres, Abbatissa a rege designata est. Virtutibus vero et vitæ exemplo sororibus præluxit, humi­litate præsertim, caritate erga infirmos et egenos, zelo et fervore ardentissimo in divinis Officiis celebrandis. Mona­sterium suum in rebus temporalibus et spiritualibus reparavit et multum auxit. Dives meritis et virtutibus ad Deum migra­vit. (Hag., n. 564).</text:p>
      <text:p text:style-name="P7"/>
      <text:p text:style-name="Menologium_20_-_20_fundationes">Anno 1897, dedicatio ecclesiæ B M. de Lacu ad Duos Montes in Canada, et anno 1948, dedicatio ecclesiæ, nunc Basilicæ, Aureævallis in Belgio, quarum solemnitas agitur die 30 Augusti.</text:p>
      <text:p text:style-name="Menologium_20_-_20_fundationes">Anno 1206, in Austria-inferiore monasterium conditur Campililii (Lilienfeld).</text:p>
      <text:p text:style-name="P8"><text:s text:c="4"/></text:p>
      <text:p text:style-name="P30">9. září.</text:p>
      <text:p text:style-name="P38"><text:span text:style-name="T188">V Rakousku</text:span>, <text:span text:style-name="T188">roku </text:span>1653, <text:span text:style-name="T188">k Bohu odešel Důstojný Opat kláštera Engelszell</text:span><text:span text:style-name="T56"><text:note text:id="ftn24" text:note-class="footnote"><text:note-citation>24</text:note-citation><text:note-body><text:p text:style-name="P52"><text:span text:style-name="Menologium_20_-_20_commentarium"><text:span text:style-name="T42">Abbatia Cella Angelorum</text:span></text:span><text:span text:style-name="Menologium_20_-_20_commentarium"><text:span text:style-name="T167">, </text:span></text:span><text:span text:style-name="Menologium_20_-_20_commentarium"><text:span text:style-name="T55">Stift Engelszell</text:span></text:span><text:span text:style-name="Menologium_20_-_20_commentarium"><text:span text:style-name="T111"> </text:span></text:span><text:span text:style-name="Menologium_20_-_20_commentarium"><text:span text:style-name="T112">je trapistický klášter </text:span></text:span><text:span text:style-name="Menologium_20_-_20_commentarium"><text:span text:style-name="T113">na Dunaji na Rakousko-Bavorské hranici, asi 80 km od Vyššího Brodu. Založen 1293 z Wilheringu, zrušen 1786, obnoven jako trapistický 1925. </text:span></text:span><text:span text:style-name="Menologium_20_-_20_commentarium"><text:span text:style-name="T59">(</text:span></text:span><text:span text:style-name="Menologium_20_-_20_commentarium"><text:span text:style-name="T63">červen</text:span></text:span><text:span text:style-name="Menologium_20_-_20_commentarium"><text:span text:style-name="T59">, pozn. </text:span></text:span><text:span text:style-name="Menologium_20_-_20_commentarium"><text:span text:style-name="T65">60</text:span></text:span><text:span text:style-name="Menologium_20_-_20_commentarium"><text:span text:style-name="T59">)</text:span></text:span></text:p></text:note-body></text:note></text:span><text:span text:style-name="T188"> </text:span><text:span text:style-name="T12">Martin Ridt </text:span><text:span text:style-name="T22">von</text:span><text:span text:style-name="T12"> </text:span><text:span text:style-name="T22">C</text:span><text:span text:style-name="T12">ollenberg</text:span>, <text:span text:style-name="T188">vznešený rodem, stejně jako nadáním </text:span><text:span text:style-name="T212">i</text:span><text:span text:style-name="T188"> ctností</text:span>. <text:span text:style-name="T189">Byl přijat do kláštera Wilhering</text:span>, <text:span text:style-name="T189">a klášter Engelszell, který se zrovna zmítal ve veliké krizi</text:span>, <text:span text:style-name="T189">již po šest let dovedně a bděle spravoval</text:span>, <text:span text:style-name="T189">když byl roku </text:span>1645 <text:span text:style-name="T189">zvolen jeho Opatem</text:span>. <text:span text:style-name="T190">Žil přísným životem, byl však jemný ve svědomí i řeholním životě</text:span>, <text:span text:style-name="T190">velice byl oddán Panně </text:span>Mari<text:span text:style-name="T190">i</text:span>, <text:span text:style-name="T190">a třebaže období jeho vlády připadlo do </text:span><text:span text:style-name="T191">dosti nepřejícího </text:span><text:span text:style-name="T190">období třicetileté války</text:span>, <text:span text:style-name="T191">učinil mnohé, aby rozšířil materiální i duchovní bohatství </text:span><text:soft-page-break/><text:span text:style-name="T191">svého kláštera</text:span>; <text:span text:style-name="T191">a vynaložil neuvěřitelné úsilí k zachování víry v té oblasti</text:span>. (Hag., n. 583).</text:p>
      <text:p text:style-name="P27"><text:span text:style-name="T192">Také v Rakousku</text:span>, <text:span text:style-name="T192">roku </text:span>1701, <text:span text:style-name="T192">zemřel v pověsti svatosti </text:span><text:span text:style-name="T12">Mat</text:span><text:span text:style-name="T23">ěj</text:span><text:span text:style-name="T12"> Ungar</text:span>, <text:span text:style-name="T192">Opat Zlaté Koruny</text:span>, <text:span text:style-name="T192">jehož hrob i dnes věřící uctívají jako hrob Svatého</text:span>. (Hag., n. 646).</text:p>
      <text:p text:style-name="P27"/>
      <text:p text:style-name="P33"><text:span text:style-name="T192">Posvěcení kostela Panny Marie </text:span><text:span text:style-name="T193">z Chambarand</text:span><text:span text:style-name="T193"><text:note text:id="ftn25" text:note-class="footnote"><text:note-citation>25</text:note-citation><text:note-body><text:p text:style-name="P42"><text:span text:style-name="T48">Abbatia </text:span><text:span text:style-name="T42">B. M. de Campo-arando</text:span>, <text:span text:style-name="T7">Abbaye Notre-Dame de Chambarand</text:span><text:span text:style-name="T193"> je trapistický klášter nedaleko francouzského Grenoblu. Založen 1868 z Sept-Fons, zrušen 1903, obnoven 1931 sestrami především z kláštera Maubec. V roce 2019 se komunita spojuje s bernardinkami.</text:span></text:p></text:note-body></text:note></text:span><text:span text:style-name="T193"> [</text:span><text:span text:style-name="Menologium_20_-_20_pronuntiatio"><text:span text:style-name="T77">šám</text:span></text:span><text:span text:style-name="Menologium_20_-_20_pronuntiatio"><text:span text:style-name="T78">b</text:span></text:span><text:span text:style-name="Menologium_20_-_20_pronuntiatio"><text:span text:style-name="T77">arán</text:span></text:span><text:span text:style-name="T193">]</text:span>.</text:p>
      <text:p text:style-name="P36"><text:s text:c="4"/></text:p>
      <text:p text:style-name="P30">10. září.</text:p>
      <text:p text:style-name="P39"><text:span text:style-name="T194">V</text:span> It<text:span text:style-name="T194">á</text:span>li<text:span text:style-name="T194">i</text:span>, <text:span text:style-name="T12">B</text:span><text:span text:style-name="T24">lahoslavený</text:span><text:span text:style-name="T12"> Oglerius</text:span>, <text:span text:style-name="T194">Opat kláštera Panny Marie z </text:span><text:span text:style-name="T195">obce </text:span>L<text:span text:style-name="T195">u</text:span>c<text:span text:style-name="T81">e</text:span>dio<text:note text:id="ftn26" text:note-class="footnote"><text:note-citation>26</text:note-citation><text:note-body><text:p text:style-name="P53"><text:span text:style-name="T42">B. M. de Locedio</text:span>, <text:span text:style-name="T147">Abbazia di Santa Maria di Lucedio</text:span> byl cisterciácký klášter nedaleko <text:span text:style-name="T149">Vercelli</text:span> na severu Itálie (region Piemonte). Založen 1123 v La Ferté, zrušen 1784.</text:p></text:note-body></text:note> <text:span text:style-name="T195">[</text:span><text:span text:style-name="Menologium_20_-_20_pronuntiatio"><text:span text:style-name="T195">lučédio</text:span></text:span><text:span text:style-name="T195">]</text:span>. <text:span text:style-name="T196">Zpráva, že Svatý Otec </text:span>Bernard <text:span text:style-name="T196">podnikl cestu oblastí Piemontu</text:span>, <text:span text:style-name="T196">jak se zdá</text:span>, <text:span text:style-name="T196">jej přilákala, aby přišel do tohoto kláštera</text:span>, <text:span text:style-name="T196">a tam se stal upřímným učedníkem Kříže.</text:span> <text:span text:style-name="T211">O</text:span><text:span text:style-name="T196">d </text:span><text:span text:style-name="T211">po</text:span><text:span text:style-name="T196">čátku řeholního života obzvláštním způsobem uctíval panenskou Bohorodičku</text:span>; <text:span text:style-name="T196">jejíž božské výsady, především její Neposkvrněné Početí, také později slavnou chválou ve svých spisech vyz</text:span><text:span text:style-name="T211">d</text:span><text:span text:style-name="T196">v</text:span><text:span text:style-name="T211">ihova</text:span><text:span text:style-name="T196">l</text:span>. <text:span text:style-name="T196">Ve ctnosti zazářil neméně než v učenosti</text:span>, <text:span text:style-name="T197">především neustálou snahou o pěstování zbožnosti</text:span>, <text:span text:style-name="T197">pohrdáním vlastním tělem a jeho trestáním</text:span>, <text:span text:style-name="T197">dobrotivostí a mírností</text:span>. <text:span text:style-name="T197">Za vlády </text:span>Innocen<text:span text:style-name="T197">ce</text:span> III. <text:span text:style-name="T197">spolu se svým Opatem </text:span>Petr<text:span text:style-name="T197">em, tohoto jména druhým, přijal roli ve vyjednávání často nesnadných záležitostí křesťanské republiky</text:span>, <text:span text:style-name="T197">dojednávali především </text:span><text:span text:style-name="T211">s</text:span><text:span text:style-name="T197">mír mezi znesvářenými městy jižní Itálie</text:span>. <text:span text:style-name="T197">Ve své domovině kázal na podporu čtvrté křížové výpravy</text:span>. <text:span text:style-name="T197">Když byl Opat Petr odvolán k opatskému úřadu v klášteře La Ferté</text:span>, Oglerius <text:span text:style-name="T197">nastoupil na jeho místo v </text:span>L<text:span text:style-name="T197">u</text:span>cediu. <text:span text:style-name="T197">Těšil se přízni jak Papeže a císaře, tak i jiných vladařů církevních i světských, </text:span><text:span text:style-name="T211">a též</text:span><text:span text:style-name="T197"> i lásce lidu</text:span>. <text:span text:style-name="T197">Vypráví se, že měl jedinečnou moc osvobozovat posedlé zlým duchem</text:span>. <text:span text:style-name="T197">Pozoruhodný svými zásluhami odešel do nadhvězdných Výšin ve vysokém stáří</text:span>, <text:span text:style-name="T197">roku</text:span> 1214. <text:span text:style-name="T197">Jeho úctu, která trvá od nepaměti, </text:span><text:span text:style-name="T211">s</text:span><text:span text:style-name="T197">tvrdil Papež </text:span>Pius IX. <text:span text:style-name="T197">roku </text:span>1875. (Hag., n. 38).</text:p>
      <text:p text:style-name="P27"><text:soft-page-break/><text:span text:style-name="T198">V Clairvaux</text:span>, <text:span text:style-name="T12">b</text:span><text:span text:style-name="T25">lahoslavený</text:span><text:span text:style-name="T12"> Ser</text:span><text:span text:style-name="T13">l</text:span><text:span text:style-name="T12">o</text:span>, <text:span text:style-name="T198">kdysi Opat kláštera Savigny</text:span><text:span text:style-name="T198"><text:note text:id="ftn0" text:note-class="footnote"><text:note-citation>27</text:note-citation><text:note-body><text:p text:style-name="Footnote"><text:span text:style-name="T42">Saviniac</text:span><text:span text:style-name="T49">um</text:span><text:span text:style-name="T198">, </text:span><text:span text:style-name="T8">Abbaye de Savigny</text:span><text:span text:style-name="T198"> byl cisterciácký klášter v obci Savigny-le-Vieux nedaleko města Rennes na severu Francie. Založen 1112, v roce 1147 se přidal k Cisterciáckému Řádu jako dcera Clairvaux. Bylo odsud založeno 23 klášterů, především na druhé straně Anglického kanálu. Zrušen 1791.</text:span></text:p></text:note-body></text:note></text:span><text:span text:style-name="T198"> [</text:span><text:span text:style-name="Menologium_20_-_20_pronuntiatio"><text:span text:style-name="T198">saviňi</text:span></text:span><text:span text:style-name="T198">]</text:span>. <text:span text:style-name="T199">Nejprve byl učedníkem blahoslaveného </text:span>Godfríd<text:span text:style-name="T199">a</text:span>, <text:span text:style-name="T199">který se později stal druhým Opatem Savigny</text:span>, <text:span text:style-name="T199">a spolu s ním se stal mnichem v benediktinském klášteře </text:span>Ceris<text:span text:style-name="T199">y</text:span><text:span text:style-name="T199"><text:note text:id="ftn27" text:note-class="footnote"><text:note-citation>28</text:note-citation><text:note-body><text:p text:style-name="P54"><text:span text:style-name="T52">Cerisiacum</text:span>, <text:span text:style-name="T3">Abbaye Saint-Vigor de Cerisy</text:span> byl benediktinský klášter v obci Cerisy-la-Forêt nedaleko města Bayeux na severu Francie. Založen 1030, zrušen 1790.</text:p></text:note-body></text:note></text:span><text:span text:style-name="T199"> [</text:span><text:span text:style-name="Menologium_20_-_20_pronuntiatio"><text:span text:style-name="T199">serísi</text:span></text:span><text:span text:style-name="T199">]</text:span>; <text:span text:style-name="T200">který </text:span><text:span text:style-name="T212">pak</text:span><text:span text:style-name="T200"> opustili, aby hledali vyšší formu řeholního života</text:span>, <text:span text:style-name="T200">takže se vydali do Savigny spolu s Godfrídem</text:span>. <text:span text:style-name="T200">Toho pak v tomto klášteře následoval v opatské hodnosti</text:span>. <text:span text:style-name="T201">Třebaže jej</text:span><text:span text:style-name="T200"> někteří z klášterů jemu podřízených neposlouchali</text:span>, <text:span text:style-name="T201">klášter Savigny spolu s třiceti dvěma opatstvími na generální kapitule, která se slavila v roce </text:span>1147<text:span text:style-name="T201"> v </text:span>Cîteaux, <text:span text:style-name="T201">za přítomnosti a potvrzení blahoslaveného Papeže Evžena </text:span>III., <text:span text:style-name="T201">rukou Svatého Otce </text:span>Bernard<text:span text:style-name="T201">a sjednotil s </text:span>Cisterciá<text:span text:style-name="T201">ckým Řádem, </text:span><text:span text:style-name="T212">i</text:span><text:span text:style-name="T201"> podřídil a připojil jej ke klášteru Clairvaux</text:span>. <text:span text:style-name="T201">On však toužil po tichu kontemplace</text:span>, <text:span text:style-name="T201">takže po pěti letech složil svůj úřad</text:span>, <text:span text:style-name="T201">zůstal v Clairvaux</text:span>, <text:span text:style-name="T201">kde na žádost blahoslaveného </text:span>Robert<text:span text:style-name="T201">a</text:span> <text:span text:style-name="T201">z</text:span> Brug, <text:span text:style-name="T201">který tam přijal Svatého</text:span> Bernardum, <text:span text:style-name="T201">bratřím svým kázáním mnoho prospěl</text:span>. <text:span text:style-name="T201">K tomuto úřadu jej totiž velmi dobře připravilo denní praxe a milostiplná dobrota</text:span>. <text:span text:style-name="T201">Roku </text:span>1158 <text:span text:style-name="T201">odešel z tohoto života</text:span>. (Hag., n. 92).</text:p>
      <text:p text:style-name="P9"><text:s text:c="4"/></text:p>
      <text:p text:style-name="P30">11. září.</text:p>
      <text:p text:style-name="P27"><text:span text:style-name="T202">Ve wirt</text:span><text:span text:style-name="T206">t</text:span><text:span text:style-name="T202">emberském království</text:span>, <text:span text:style-name="T202">roku </text:span>1546, <text:span text:style-name="T202">slavně odešel do nebe </text:span><text:span text:style-name="T12">Lu</text:span><text:span text:style-name="T26">káš </text:span><text:span text:style-name="T12">Götz</text:span>, <text:span text:style-name="T203">Opat kláštera Herrenalb</text:span><text:span text:style-name="T203"><text:note text:id="ftn28" text:note-class="footnote"><text:note-citation>29</text:note-citation><text:note-body><text:p text:style-name="Footnote"><text:span text:style-name="T42">Alb</text:span><text:span text:style-name="T50">a</text:span><text:span text:style-name="T42">-Dominorum</text:span>, <text:span text:style-name="T58">Kloster Herrenalb</text:span><text:span text:style-name="T203"> byl cisterciácký klášter v obci </text:span><text:span text:style-name="T57">Bad Herrenalb</text:span><text:span text:style-name="T203"> nedaleko města </text:span><text:span text:style-name="T57">Baden-Baden</text:span><text:span text:style-name="T203"> ve spolkové zemi </text:span><text:span text:style-name="T57">Baden-Württemberg.</text:span><text:span text:style-name="T203"> Založen 1148 z alsaského kláštera Neubourg, zrušen 1536. </text:span></text:p></text:note-body></text:note></text:span><text:span text:style-name="T203"> a Vyznavač víry</text:span>. <text:span text:style-name="T204">Již roku </text:span>1515 <text:span text:style-name="T204">byl klášter vypleněn místními sedláky</text:span>. <text:span text:style-name="T204">Roku </text:span>1534 <text:span text:style-name="T204">pak začal vládce pomocí zabavování majetku a jiných obtíží přesvědčovat a tlačit na ctihodného Opata, aby opustil víru i Řád, a spolu s mnichy přijal lutheránský blud</text:span>. <text:span text:style-name="T204">Když se mniši rozprchli, Opatu samotnému bylo zůstat v klášteře, aby spravoval jeho majetek</text:span>. <text:span text:style-name="T205">Když mu však bylo přikázáno převléct hábit</text:span>, <text:span text:style-name="T205">tento muž převelice oddaný řeholnímu životu </text:span><text:span text:style-name="T206">t</text:span><text:span text:style-name="T205">o odmítl učinit, dokud to neschválí Svatý Otec</text:span>. <text:span text:style-name="T205">Byl tedy, třebaže nevinný, obviněn z ukradení peněz</text:span>, <text:span text:style-name="T205">a utrpěl také bolesti </text:span><text:span text:style-name="T206">na </text:span><text:span text:style-name="T205">muč</text:span><text:span text:style-name="T206">idlech</text:span>. <text:span text:style-name="T205">Po mnoha drsných letech v okovech vydechl v žaláři naposledy</text:span>, <text:span text:style-name="T205">neboť více poslouchal Boha než lidi</text:span>. (Hag., n. 259).</text:p>
      <text:p text:style-name="P27"><text:soft-page-break/><text:span text:style-name="T206">V</text:span> Cla<text:span text:style-name="T206">i</text:span>rva<text:span text:style-name="T206">ux</text:span>, <text:span text:style-name="T206">blahé paměti </text:span><text:span text:style-name="T27">V</text:span><text:span text:style-name="T12">a</text:span><text:span text:style-name="T27">vřinec</text:span>, <text:span text:style-name="T206">k</text:span>onvrš. <text:span text:style-name="T206">Na počátku svého obrácení byl sužován mnoha pokušeními</text:span>, <text:span text:style-name="T206">takže došel k velký</text:span><text:span text:style-name="T210">m</text:span><text:span text:style-name="T206"> </text:span><text:span text:style-name="T210">výšinám</text:span><text:span text:style-name="T206"> čistoty a oddanosti</text:span>. <text:span text:style-name="T206">Když ještě žil Svatý Otec </text:span>Bernard, <text:span text:style-name="T206">byl posílán s různými záležitostmi z kláštera, a vždy šťastně vyšel i se navrátil</text:span>, <text:span text:style-name="T206">takže i po </text:span><text:span text:style-name="T210">jeho smrti</text:span><text:span text:style-name="T206">, když byl poslán na cestu</text:span>, <text:span text:style-name="T210">s důvěrou</text:span><text:span text:style-name="T206"> vzýval tohoto Svatého, který se mu někdy </text:span><text:span text:style-name="T210">též</text:span><text:span text:style-name="T206"> zjevil, a sesílal mu velkolepou útěchu</text:span>. <text:span text:style-name="T210">P</text:span><text:span text:style-name="T208">ro slavnou památku tohoto přesvatého Otce nalezl velkou milost u hodnostářů církevních i světských</text:span>. <text:span text:style-name="T208">Když se </text:span><text:span text:style-name="T210">pak </text:span><text:span text:style-name="T208">vrátil domů</text:span>, <text:span text:style-name="T208">na svá stará bedra naložil s veškerým nadšením posvátnou disciplínu, kterou </text:span><text:span text:style-name="T210">mu </text:span><text:span text:style-name="T208">předal převelice zbožný Otec</text:span>, <text:span text:style-name="T208">a se zbožnou důvěrou předpokládal, že pro jeho zásluhy a přímluvy bude vysvobozen od věčného zla</text:span>, <text:span text:style-name="T208">neboť jej ráčil během jeho pozemských cest zdravého vyvést </text:span><text:span text:style-name="T210">z</text:span><text:span text:style-name="T208"> tak mnohých nebezpečí do svého Clairvaux</text:span>. (Hag., n. 141).</text:p>
      <text:p text:style-name="P27"/>
      <text:p text:style-name="P33"><text:span text:style-name="T209">Roku</text:span> 1135, <text:span text:style-name="T209">byl v Rakousku založen klášter Nejblahoslavenější Panny Marie od Svatého Kříže (</text:span><text:span text:style-name="T76">tedy</text:span><text:span text:style-name="T209"> Heiligenkreuz)</text:span>.</text:p>
      <text:p text:style-name="P7"/>
      <text:p text:style-name="P30"><text:span text:style-name="T81">12.</text:span> září.</text:p>
      <text:p text:style-name="P27">In monasterio Montis-Rami in Hispania, anno 1616, depo­sitio pii Patris <text:span text:style-name="T12">Dominici</text:span>, monachi Congregationis Castellæ. Solitudinem a juventute summopere dilexit. Cum orabat sæpe extra mentem repertus est. Singulis noctibus ante pri­mum Matutinarum pulsum corpus ad effusionem sanguinis flagellabat. Litteras nec scribere voluit nec legere ad se scriptas: divinis enim intentus cuncta terrena contemnebat. Puerum Jesum intimo colebat affectu, cujus dulcissimum nomen semper in corde hærebat, semper ex ejus ore audie­batur. Unde in Congregatione universa non aliter vocabatur quam Frater Dominicus a Puero Jesu. Hujus dulcissimi Pueri effigiem in cella habebat, ante ipsum flexis genibus dies consumebat integros, noctes ducebat insomnes; Ipsi soli cordis anxietates et quæcumque spiritui vel carni adversa, tanquam fratri dilectissimo confidenter et humiliter expone­bat; nec patiebatur repulsam. Multi pii viri se precibus commendantes, quantæ apud Jesum auctoritatis esset passim experti sunt. Dissolvi autem cupiebat et esse cum Christo, idque Puero suo Jesu qua poterat instantia commendabat. Et ecce post duos menses, cum nec febribus laboraret nec alia infir­mitate gravaretur, pie obdormivit in Domino. (Hag., n. 522).</text:p>
      <text:p text:style-name="P27">In coenobio de Parco-Dominarum Silvanect<text:span text:style-name="T207">e</text:span>nsi, die 15 hujus mensis anno <text:span text:style-name="T81">1</text:span>636, decessit pia sanctimonialis <text:span text:style-name="T12">Anna de Veteri-Ponte</text:span>. Quibusdam annis parum pie in hoc mona­sterio peractis, strictiorem postea vitam est æmulata. Multis deinde claruit virtutibus. Quare novitiis præ<text:soft-page-break/>fecta ac Priorissa etiam electa, præclara item dedit virtutis signa, neque per punctum quidem temporis a Deo voluntarie abstracta vide­batur, Christo Sponso mente et cogitatione fruens. In adversis patiens exstitit, in prosperis humilis; commissa delicta, licet exigua, uberrime deflebat. Cumque sæviente bello Parisios cum sodalibus fugisset, labore fatigata in morbum incidit. Quæ ad extrema redacta, magno æstu ad Christum Sponsum suspirabat. Mortua vero anno ætatis quadragesimo, insolita vultus pulchritudine adeptæ beatitudinis indicium proferebat. (Hag., n. 567).</text:p>
      <text:p text:style-name="P27"/>
      <text:p text:style-name="P33">Anno 1858 restituitur monasterium Fontis-Frigidi, quod anno 1147 ad Cisterciensem Ordinem transierat. Conventus autem anno 1901 in exilium missus, anno 1919 in <text:span text:style-name="T81">G</text:span>alliam revenit, ubi tamen, prædicto monasterio venum dato, Cuxanense vetus Benedictinorum cœnobium occupavit.</text:p>
      <text:p text:style-name="P7"/>
      <text:p text:style-name="Menologium_20_-_20_Datum"><text:span text:style-name="T81">1</text:span>3. září.</text:p>
      <text:p text:style-name="P7">In Italia, infra octavam Nativitatis B. M. V. anno 1621 ad Superos evocatus est <text:span text:style-name="T12">Joannes Baptista a S. Bernardo</text:span>, monachus Congregationis Fuliensis. Nobili procreatus ori­gine, ingenii acumine præcellens, posthabitis divitiarum copia deliciarumque affluentia monasterium petiit, ubi ignitos adolescentiæ stimulos edomabat pernoctatione et abstinentia, ac longiore induenda subucula sætis contexta. Tanta animi alacritate vocisque contentione in decantandis Officiis ute­batur, ut afflari se liquida cordis voluptate comprobaret. — Invasit autem faciem gangrena. Propulsatus exinde a com­munibus fratrum conventibus, Deo consolationes in animo rependente, ipse jucunditate perfusum se dixit, gaudebatque se integre nactum, quod in voto religionis statu concupierat: solitudinem et silentium. I<text:span text:style-name="T81">n</text:span>terdiu noctuque multo tempore genibus innixus manebat ante simulacrum Virginis, atque egregium factus patientiæ exemplum, divæque Matris et ipsius Christi visionibus recreatus, ultimo occurrit peregri­nationis diei, annos natus triginta tres, dum montis Soractis fastigium, in quo situm erat monasterium, a peregrinis Roma Lauretum pergentibus luce variis coloribus distincta fulgere conspiciebatur, adeo ut cum magno stupore ad monasterium venirent, sciscitantes causam tam novæ lucis in media nocte. (Hag., n. 540).</text:p>
      <text:p text:style-name="P7">In monasterio Septem-Fontium, anno 1678, in cælum proticiscitur Frater <text:span text:style-name="T12">Joannes Labarthe</text:span>, conversus. Litteratus erat, sed sacerdotio indignum se reputans habitum expetierat fratris conversi. Eximium exemplum exstitit humilitatis et obedientiæ; id autem quo summopere elucebat, rarissima fuit Abbatis sui reverentia, qua vere et sincere Deum in eo <text:soft-page-break/>considerabat realitcr præsentem sibique alloquentem. Cujus verbis incredibili gaudio afficiebatur, eademque colligebat et memoria custodiebat ut eloquia ipsius Christi. Quinque dum­taxat annos sancte in claustro peractis in morbum incidit. Nihil tunc rogabat, sed quæ a fratribus offerebantur gratis­simus accipiebat; cetcroquin autem animo toto in Deum recollecto, nisi Confessario nemini loquebatur. Qui cum vivens gratissima fuisset facie, post mortem pulchrior etiam factus est, redeunte colore naturali per febrim ablato. (Hag., n. 599),</text:p>
      <text:p text:style-name="P9"><text:s text:c="4"/></text:p>
      <text:p text:style-name="Menologium_20_-_20_fundationes">14. září.</text:p>
      <text:p text:style-name="P7">Natalis S. Petri, Archiepiscopi Tarentasiensis, cujus festum agimus die 10 Maji.</text:p>
      <text:p text:style-name="P7">In Hibernia, in monasterio B. M. de Monte-Sancti-Joseph, anno 1913, pie decessit Pater <text:span text:style-name="T12">Joseph Hayes</text:span>, monachus. Alumnus seminarii monasterio B. M. de Monte-Melleario annexi, itemque postea novitius in supradicto cœnobio, ado­lescens angelicæ fuit puritatis multæque jucunditatis, ita ut de eo summa pro Ordine concepissent Superiores. Verum, paulo tempore post emissa religionis vota tabe seu totius corporis consumptione correptus est, nullisque jam medicamentis curari poterat. Languescebat exinde sex annos. Quem tamen diœcesanus Antistes tam dignum æstimabat qui sacros Ordi­nes reciperet, ut Romæ a lege studiorum pro eo solutionem impetraret. Crescente cum morbo dolorum acerbitate, vi­dentes ejus patientiam et animi fortitudinem, omnes qui ad eum accedebant, pietatis sensu suaviter implebantur. Cum gaudio loquebatur de Domo paterna in quam pergeret, cru­cisque amorem sæpius exprimebat. Extulit autem Dominus in cælum perfectum hunc crucis Christi discipulum ipsa die Exaltationis Sanctæ Crucis. (Hag., n. 767).</text:p>
      <text:p text:style-name="P7">In Hispania, in monasterio Vallisoletano SS. Joachim et Annæ, anno 1666, pie transiit Magdalena a Jesu, sanctimo­nialis. Post juventutem nimis dissolutam, cum, matrimonio juncta, virum morte amisisset, amicæ cujusdam monitis et consiliis ad meliorem tandem frugem revenit. Quæ per gratias et illustrationes, quas in quotidiana sacra Communione acci­piebat, omnes contrarietates, tentationes, infirmitates superando purgatior et emendatior est effecta. A S. Ignatio de Loyoia manipulo aliquando liliorum donata, deinceps a carnis t<text:span text:style-name="T81">e</text:span>ntationibus libera mansit. Annos autem habens duodesexaginta, dudum conceptum desiderium ingrediendi monasterii adim­plere tandem potuit. Postea jubentibus Abbatissa et Confes- sario vitam suam scripto mandavit. Postremo autem paralysi afflicta ac cæca etiam facta est, dum tamen cor et mentem divinitus habebat illustra<text:soft-page-break/>ta. Obiit cum fama sanctitatis cor­pusque ut Sanctæ ab omnibus colebatur. (Hag., n. 590, corrig.).</text:p>
      <text:p text:style-name="P7"/>
      <text:p text:style-name="Menologium_20_-_20_fundationes">Anno 1891, dedicatio ecclesiæ B. M. de Nemore.</text:p>
      <text:p text:style-name="P7"/>
      <text:p text:style-name="Menologium_20_-_20_Datum"><text:span text:style-name="T81">1</text:span>5. září.</text:p>
      <text:p text:style-name="P7">In Hibernia, anno 1637, in cælum migravit vir venerabilis <text:span text:style-name="T12">Jacobus O’ Culenan</text:span>, Abbas Samariensis, Gelasii O' Culenan, Abbatis Buellii, quæ prima fuit reginæ Elisabeth perse­cutionis victima, germanus frater. Vixit autem Jacobus sub jugo religionis ab ætatis anno duodecimo usque ad nonagesi­mum quintum. Per totam vitam iratus non fuisse dicitur, nec protulisse verbum quod offenderet Deum aut proximum, magnæque fuisse simplicitatis et innocentiæ vir. Urgente quantalibet persecutionis procella numquam habitum reli­gionis cum veste sæculari mutavit: perquisitus autem ali­quando ab hæreticis satis mirabiliter evasit. Inter cetera quæ illi tribuebat vulgus, cessit in proverbium aqua ab illo bene­dicta sanari ægrotos; unde a locis etiam dissitis ut pro infirmis vel pro pecore aquam quærerent veniebant. Sanctus senex cum exspirasset, per quindecim dies ad ejus tumulum suavis­sima audiebatur harmonia cantantium, ita ut ex hæreticis, qui circa monasterium habitabant, aliqui exterriti fugerint in urbem. (Hag.. n. 56g).</text:p>
      <text:p text:style-name="P7">In monasterio B. M. de Immaculata Conceptione in Avernia, anno <text:span text:style-name="T81">1</text:span>85<text:span text:style-name="T81">1</text:span>, pie migravit Reverenda Mater <text:span text:style-name="T12">Elisabeth Piette</text:span>, prima Abbatissa. Ex Leodio oriunda, puella in sæculo monasticis jam incumbebat exercitiis, dum tamen ceteros grata jucundaque diligentia præveniebat. Quæ novitia facta in monasterio B. M. de Æternitate in Westphalia, una cum sororibus intolerabilem fere quarumque rerum inopiam vitæque austeritatem, sicut et graves tirocinii probationes, fortiter sustinuit. Quatuor dumtaxat post professionem annis Superiorissa designata est re<text:span text:style-name="T81">f</text:span>ugii in Borut prope Leodium, itemque postea monasterii S. Catharinæ in civitate Valleguidonensi, ubi Abbatissa etiam facta, fide et caritate, patientia, Regulæ zelo ac pietate insignis exstitit. (Hag., n. 683, et Supp<text:span text:style-name="T81">l</text:span>., p. 12-13).</text:p>
      <text:p text:style-name="P7"/>
      <text:p text:style-name="Menologium_20_-_20_fundationes">Anno 1217, dedicatio ecclesiæ Casamarii a Summo Pontifice Honorio III facta in honorem SS. Joannis et Pauli, martyrum.</text:p>
      <text:p text:style-name="Menologium_20_-_20_fundationes">Anno 1856, dedicatio ecclesiæ B. M. de Sancto Loco ad Septem Fontes.</text:p>
      <text:p text:style-name="P7"/>
      <text:p text:style-name="Menologium_20_-_20_Datum">16. září.</text:p>
      <text:p text:style-name="P7"><text:soft-page-break/>Natalis S. Martini de Finojosa, cui in posterum nomen Sacerdos datum est, quondam Episcopi Seguntini, cujus festum agitur die 5 Maji.</text:p>
      <text:p text:style-name="P7">Quinciaci in Gallia, passio <text:span text:style-name="T12">beati Galteri</text:span> seu <text:span text:style-name="T12">Walteri</text:span>, Abbatis, quem Episcopum Antissiodorensem electum fuisse aliqui putant. Est autem constans traditio martyrem eum occubuisse, hac die anno 1244. Quo vero mortis genere quave occasione extinctus sit ignoratur. Ex fidelibus autem sepul­chrum visitantibus multos a febribus curatos esse dicunt, atque Quinciaci fons cum Beati statua etiamnum a peregrinis frequentatur. (Hag., n. i5g).</text:p>
      <text:p text:style-name="P7">Jardineti in Belgio, die 20 hujus mensis anno 1478, dormi­tio sancti Reformatoris <text:span text:style-name="T12">Joannis Eustachii</text:span>. Adolescens Regulam professus erat Ordinis S. Augustini. Cum autem intellexisset in regione Namurcensi Cisterciensis instituti Regulam ad pristinum revocatam rigorem mire efflorescere, consensu Superiorum ad Molinense monasterium se contulit. Ab Abbate deinde Alnensi missus est ad Jardinetum monialium monasterium reformandum. Qui moniales tres quas ibi repperit, ob vitam liberiorem in alia cœnobia ablegavit. Sociis auctus, in magna ibi vixit paupertate, opera squalida et abjecta sibi prius quam fratribus committens. Odore san­ctæ conversationis ejus longe lateque se diffundente, viri litterati et ad ecclesiasticas dignitates provecti ipsius hortatu sæculo libenter renuntiabant. Plura monasteria ejus solertia et industria pristinam observantiam de novo susceperunt, non tamen quin nobiles parentes graviter in eum machinarentur. Principes sancti viri familiaritate delectabantur. Quanto magis autem in oculis omnium crevit, tanto magis se servum inutilem reputavit. Claruit etiam spiritu prophetiæ; absen­tibus ipsum invocantibus opem tulit. Munificentissimus erat in pauperes, et frumentum quod egenis erogabat, non raro miraculose multiplicabatur. Postremo cum propter senectutis infirmitates fratribus reluctantibus Abbatis munus deposuerat, quatuor post annos facie serena et gratiosa inter caros suorum amplexus e vivis excessit. (Hag., n. 483).</text:p>
      <text:p text:style-name="P9"><text:s text:c="4"/></text:p>
      <text:p text:style-name="Menologium_20_-_20_Datum">17. září.</text:p>
      <text:p text:style-name="P7">In Prussia, memoria passionis Abbatis et monachorum cœnobii Oliviensis, ex quibus aliqui anno 1224, alii anno 1236 a paganis sunt trucidati. (Hag , n. 199).</text:p>
      <text:p text:style-name="P7">Felicis-Prati in Belgio, anno 1617, in cælum transiit piissima sanctimonialis <text:span text:style-name="T12">Anna Biena</text:span>. Ad communes preces prima convolare, ultima abire solita erat. Cum cælestibus assidue sermocinans, etiam parcissimum quo utebatur cibum sumens, oculos animumque a Christi passione conside<text:soft-page-break/>randa non avocabat. Evangelicæ humilitatis et paupertatis desiderio mota, vilissima quæque sectabatur. Nullus fere præteribat dies quin se accusaret, etsi sorores nullam culpam agnosce­rent. Nihil in se patiebatur quod aliis incommodaret. Paupe­rem puellam ulceribus quasi coopertam per biennium mirabili caritate curabat. Quæ post quinquaginta tres vitæ monasticæ annos religiose mortua, ex sententia Patris Confessarii hone­stiore ceteris sepulchro condita est. (Hag., n. 553).</text:p>
      <text:p text:style-name="P7"/>
      <text:p text:style-name="Menologium_20_-_20_fundationes">Anno 1894, dedicatio ecclesiæ B. M. de Villa Regia, adstantibus omnibus Ordinis Patribus in generali capitulo tunc ibi congregatis. Cujus tamen solemnitas die agitur 17 Octobris.</text:p>
      <text:p text:style-name="P10"><text:s/></text:p>
      <text:p text:style-name="Menologium_20_-_20_Datum">18. září.</text:p>
      <text:p text:style-name="P9">In Hibernia, illustris Antistes <text:span text:style-name="T12">Patricius Plunket</text:span>, Episco­pus Midensis. Adolescens Lovanii humanioribus edoctus Dubliniumque deinde reversus sacrum Cisterciensem Ordinem professus est. Postea litteris instituit cognatum puerum Oliverium Plunket, futurum regni Primatum beatumque marty­rem, ac verbi Dei contionator exstitit non infecundus. Quare et auctoritate apostolica celeberrimæ abbatiæ S. M. Dublinensis titularis Abbas creatus est. Et cum anno 1638 Cister­cienses Hiberniæ novam erigerent Ordinis Congregationem Congregationi Castellæ annexam, sub patrocinio sanctoru<text:span text:style-name="T81">m</text:span> Patrum Bernardi et Malachiæ, unanimi voto capitularium primus Præses Generalis eligitur. Qui anno 1647 Ardaghensis Episcopus designatus, Cromwellio catholicis cruentissima persecutione affligente, interdiu in silvis seu speluncis vel in tuguriis pauperum latitans, nocte fidelibus religionis solatia attulit; ac per septem annos solus ipse erat in Hibernia Episcopus. Ad ultimum autem et ipsi fugiendum erat. Rever­titur tamen, et cum viceregem schisma inter catholicos efficere velle cognovisset, carceris et mortis metu postposito, conatum fortiter et constanter oppressit. De cujus meritis edoctus Summus Pontifex ad nobiliorem sedem Midensem eum trans­tulit. In hoc quoque loco pater exstitit pauperum ipse pau­per. Rerum ecclesiasticarum peritissimus erat et de salute animarum perquam sollicitus. Ac postquam per quatuordecim annos hanc item ecclesiam salubriter gubernavit, venera­bilis præsul anno 1679 mortuus est morte justorum. (Hag., n. 247).</text:p>
      <text:p text:style-name="P7"/>
      <text:p text:style-name="Menologium_20_-_20_Datum">19. září.</text:p>
      <text:p text:style-name="P7">Apud Claramvallem, devotissimus monachus Romani coe­nobii SS. Vincentii et Anastasii nomine <text:span text:style-name="T12">Balsamus</text:span>. Qui licet in curis monasterii assi<text:soft-page-break/>due detineretur, tamen præter com­munes observantias Ordinis et alia bona quæ peragebat, singulis diebus dicebat psalterium corpusque flagellis casti­gabat. Cum aliquando propter injuncta sibi negotia in Cla­ramvallem venisset, humillimis precibus a S. Bernardo Abbate petiit et obtinuit, ut in obitu suo plenarium sibi servi­tium a conventu Clarævallis persolveretur. Quod adeptus Claramvallem jam suam seque monachum Clarævallis repu­tans, solebat ab illo tempore fratribus Clarævallis defunctis consueta reddere officia. Altera vice cum eo venisset, contigit unum de fratribus præsentis vitæ finem attingere. Cumque agoniæ tabula crepitante illius coetus monachorum et conver­sorum devotissimum concursum et occursum videret, hujus beneficii æstuanti corde participium desiderans, cum gemiiu valido petivit ut moreretur. Antiphona itaque percantata, dum in clausula dicebatur «Domine, miserere super peccatore». cunctique solito more veniam petebant, in ipso loco invasit eum febris, quæ illum usque ad exitum variis incommodis vexans et purgans, voti sui compotem tam feliciter quam celeriter fecit. (Hag., n. 368).</text:p>
      <text:p text:style-name="P7">Almanarræ in Gallia, die 20 hujus mensis anno 1652, cor­poris se vinculis relaxavit pia Abbatissa <text:span text:style-name="T12">Margarita de Forbin de Solliers</text:span>. Puella noveni annorum hoc cœnobium intravit, mysticisque etiam quas vocant gratiis aucta est. Quæ per quinquaginta annos Abbatissæ munere fungens, ut mona­stica disciplina refloresceret magnopere satagebat. (Hag., n. 582).</text:p>
      <text:p text:style-name="P7"/>
      <text:p text:style-name="Menologium_20_-_20_Datum">20. září.</text:p>
      <text:p text:style-name="P7">In Gallia, anno 1709, ad Deum ascendit sanctus ac vene­rabilis Abbas Domnus <text:span text:style-name="T12">Eustachius de Beaufort</text:span>, Reformator monasterii Septem-Fontium. Cum vigesimum attigisset ætatis annum patre curante hac abbatia a rege donatus est. Primis autem annis vanitate quadam juvenili elucere et florere cum quæsiisset, auctore fratre seniore sacerdote pœnitentiæ ac solitudinis concepit amorem, qui deinde jugiter accrescebat. Secum vero monachos a divina Providentia sibi commissos, qui quidem sub disciplina mitigata satis regulariter vivebant, magis etiam voluit sanctificari. Anno ergo i663 Regulam integram ipse primus amplexus est, vitamque claustralem cum silentio, lectionibus, labore manuum, jejuniis et abstinentia summa cœpit diligentia ac sedulitate servare; in qua via post aliquod tempus quatuor ex monachis ejus vestigiis institerunt. Ipse autem Abbas omnes caritate, simplicitate et in seipsum duritie præcedebat usque ad finem vitæ suæ. Septem-Fontium coenobitarum sanctæ conversationis fama semper excrevit, totque deinde affluebant habitum postulantium, ut moriens <text:soft-page-break/>venerabilis Abbas centum reliquerit Regulæ amore ferventes monachos et conversos quinquaginta. (Hag., n. 649).</text:p>
      <text:p text:style-name="P7">Apud Villam Regiam in Neerlandia, anno 1892, cælo nascitur Frater <text:span text:style-name="T12">Aloysius Maria van Rijckevorsel van Rijsenburg</text:span>, qui innocentis vitæ in sæculo adolescens, spretis paternis opibus ac nobilitate, humile hoc monasterium recens conditum intravit; atque quæ ex Regula rebusque adjunctis exoriebantur dura et aspera Jesu amore lætus suscipiens, Superioris licentia et approbatione pro trium Congregationum Trappensium desiderata conjunctione vitam suam sponte obtulit sacrificium Deo gratum, quod, cum quotidie renovasset, quinto decimo jam die a religiosissimi fratris obitu primos felices protulit fructus. (Hag., n. 729).</text:p>
      <text:p text:style-name="P7"/>
      <text:p text:style-name="Menologium_20_-_20_fundationes">Anno 1922, dedicatio ecclesiæ B. M. de Dumbis; atque anno 1928, item B. M. de Stamedio.</text:p>
      <text:p text:style-name="P11"><text:s text:c="4"/></text:p>
      <text:p text:style-name="P11">21. září.</text:p>
      <text:p text:style-name="P7">Cistercii, memoria beati <text:span text:style-name="T12">Bonifacii</text:span>, Abbatis, qui, quod per sexaginta jam annos nemini contigerat, nec postea cuipiam obvenit, post mortem anno t25o obitam depositus est cum beatis ac venerabilibus Patribus primis ejusdem loci Abba­tibus. Ex quo privilegio jure colligimus ipsum in vita gavisum fuisse singulari sanctitatis fama. (Hag., n. 164).</text:p>
      <text:p text:style-name="P7">In monasterio Castellionis, memoria Abbatis et Reforma­toris <text:span text:style-name="T12">Octavii Arnolphini</text:span>. Nobillissimis parentibus ortus ab Henrico rege IV anno 15g8 abbatia Charmeiæ donatus Abbasque commendatarius factus est. Paulo vero post in Claramvallem secedens, monasticum ibi habitum sumpsit. Et ex eo tempore de reformando Ordine cum duobus monachis Abraham L’Argentier et Stephano Maugier cogitare cœpit. Factus deinde Abbas Castellionis, anno l6o5 strictiorem in suo monasterio ordinavit observantiam. Qui meritis atque virtutibus plenus decessit in monasterio Pruliensi, anno 1641, die incognita. Corpus ejus ad Castellionem revectum ante gradum presbyterii jacebat cum epitaphio. (Hag., n. 572).</text:p>
      <text:p text:style-name="P7"/>
      <text:p text:style-name="P7">Anno 1879, dedicatio ecclesiæ B, M. de Bellofonte; it<text:span text:style-name="T82">e</text:span>mque anno 1926, B. M. de Bonacumba.</text:p>
      <text:p text:style-name="P11"><text:s text:c="4"/></text:p>
      <text:p text:style-name="Menologium_20_-_20_Datum">22. září.</text:p>
      <text:p text:style-name="P7">In Germania, beatus et illustrissimus Frisingiæ Antistes <text:span text:style-name="T12">Otto</text:span>, S. Leopoldi marchionis Austriæ filius. A parentibus clericali statui destinatus, litterarum studiis Lutetiæ Parisio­rum peractis, ad propria rediens in coenobio <text:soft-page-break/>Morimundi, ubi pernoctaverat, cum aliis quindecim qui secum venerant electissimis clericis, monachus factus est. Qui omnes in posterum in diversas dignitates promoti sunt. Otto vero post decem circiter annos Morimundi tertius Abbas electus est, eodemque anno 1137 vel 1138, Conradi III fratris opera, invitus factus est in Bavaria Episcopus Frisingensis. Cum Ratisbonæ cruce se signasset, omnium deinde exercitus Con­radi imperatoris miseriarum factus est particeps. Jerosolyma visitata in patriam redux, cum ipsius nepos Fredericus <text:span text:style-name="T82">I.</text:span> Barbarossa rerum potitus esset, huic sæpe in publicis etiam negotiis a consiliis erat. Diœcesis suæ non tam restaurator quam novus fundator exstitit. Inter Episcopos Alemanniæ primus inter primos habebatur scientia Scripturarum atque philosophiæ Aristotelis. Vitæ monasticæ summe deditus, eam in sua dioecesi non mediocriter promovit, neque ipse Ordinis habitum unquam deposuit. Anno vero 1158, occasione capituli generalis, Cistercium se contulit, et quamvis vix quadraginta quinque annos natus, jam dudum tamen languore ac debilitate corporis invalidus, laborioso itinere ad Morimundense mona­sterium pervenit. Hic jam de obitu suo nequaquam dubius, codicem quem scripserat litteratis et religiosis viris tradidit, ut ad ipsorum arbitrium corrigeretur. Majora etiam humili­tatis relinquens documenta, in medio multitudinis Episcopo­rum et Abbatum ab hac luce migravit. (Hag., n. 93).</text:p>
      <text:p text:style-name="P7"/>
      <text:p text:style-name="Menologium_20_-_20_fundationes">Anno 1902, dedicatio ecclesiæ B. M. de S. Remigio Rupefortii in Belgio, cujus tamen solemnitas die 17 Octobris agitur.</text:p>
      <text:p text:style-name="P11"><text:s text:c="4"/></text:p>
      <text:p text:style-name="Menologium_20_-_20_Datum">23. září.</text:p>
      <text:p text:style-name="P7">In monasterio B. M. de Dumbis, anno <text:span text:style-name="T82">190</text:span>5, coronam vitæ promeruit Reverendus Domnus <text:span text:style-name="T12">Aloysius Moirant</text:span>, Abbas. Ex seminario monasterium intravit B. M. de Aquabella, unde adhuc novitius missus est ad prædictum condendum ascete­rium. Qui radiante sua pietate, virginali animi candore, eximia mansuetudine ipsum videntes non mediocriter com­movebat. Coluit autem potissimum virtutem obedientiæ. Deinde vero per sexdecim annos Prioris partes gerens, con­ventui suo lux et focus fuisse dicitur. Sibi durissimus exstitit et severus, ceteris autem mire dulcis et lenis. Ab omnibus tamen integram postulavit Regulæ observationem, sed tanta cum discretione et comitate, tanta quoque cum jucunda alacritate in rebus corporalibus et spiritualibus singulis præsto erat, ut unice amaretur. Cujus vitæ puritate animique celsitate multis ex sæculo etiam attractis, ipsius conclave paulatim animarum factum est refugium, maxime sacerdotum. Anno vero 1882 tertius Abbas electus, Marthæ et Mariæ partes optime in se co<text:soft-page-break/>pulabat. Oculis modestissime declinatis vultu­que sereno incedentem cum viderent, cogitationes ejus nulla re a Deo distrahi omnes persentiebant. Curam habuit maxi­mam de rebus liturgicis adamussim exsequendis. Ad scrutan­dam quoque Sacram Scripturam, theologiam asceticam ac vitas Sanctorum toto pectore incumbebat. Cruciamentum non parvum ei fuerunt propriæ conscientiæ teneritas et angustiæ; a qua tamen animi ægritudine numquam Deum rogavit ut liberaretur. In gubernatorum civilium vexationibus corpo­risque infirmitatibus dolorum plenis Christi crucem amanter salutabat. Sæpe sæpius ad extremum perductus et reductus, ultimis verbis enuntiatis: «Brevi in cælo cantabo Alleluia», post gravissimam triginta horarum agoniam, Mariæ devotis­simus servus animam Deo reddidit die Sabbati. (Hag., n. 737).</text:p>
      <text:p text:style-name="P12"><text:s text:c="4"/></text:p>
      <text:p text:style-name="Menologium_20_-_20_Datum">24 září.</text:p>
      <text:p text:style-name="P7">In Hispania, in Abulensi cœnobio S. Annæ, venerabilis virgo <text:span text:style-name="T12">Maria Vela y Cueto</text:span>, sanctimonialis, «Mulier foriis» cognominata. Puella a pia matre in claustrum conducta, a Domino audire meruit Se Suas cum ipsa delicias habere velle. Quæ ne nocte quidem orationem seu meditationem interrumpebat, sed in sella sedens vel ante lectum genibus nixa paululum dormitabat. Domino totam se tradidit, seipsum Ei exhibens ut rem, qua uti et abuti pro libitu posset; et in cunctis rebus magnisve parvisve ad Dominum confugiebat, fiducialiter cum Domino colloquens, dum ipse Dominus peramanter «Mariam Meam» eam appellare dignabatur. Ne tamen Christi Sponsi dissimilis esset, Deum enixe rogabat, ut cum Eo pati sibi permitteret. Quam precem Domino exau­diente, vita ejus exinde una fuit series contradictionum et cruciatuum, quibus ipsa ultro adjunxit plurima durissimæ pœnitentiæ exercitia. Gravi morbo tandem affecta, cum soro­ribus psalmum dicens «Dominus regit me et nihil mihi deerit», dulcem emisit spiritum hac die anno 1617. Cujus ipse loci Episcopus funera celebrare voluit eodemque jubente in ecclesia est sepulta. Atque sacrum corpus usque hodie intactum conservatur. (Hag., n. 554).</text:p>
      <text:p text:style-name="P7">In monasterio B. M. de Angelis in Japonia, anno <text:span text:style-name="T83">191</text:span>5, obedientiæ præmium a Deo recepit Mater <text:span text:style-name="T12">Maria Berchmans Piguet</text:span>, sanctimonialis. A religiosis Sororibus educata, in sæculo jam Deo devotissimam egit vitam, intravit deinde monasterium B. M. de Immaculata Conceptione in civitate Valleguidonensi. Ex quo cum aliis sororibus in Japoniam missa, obedientissima quidem profecta est. initio tamen patriæ primique sui monasterii desiderio nimio moerore afficie­batur. Hunc tamen aliosque animi atque ex debili corpore exortos multiplices dolores nullo modo exterius manifesta<text:soft-page-break/>bat. Postea vero, a sapientibus animi directoribus adjuta, sacrifi­cium magnanimiter integrum amplexata est. Jesu igitur amore flagrans, de seipsa jam non cogitans, ex animo cum diva Matre conjuncta vivebat, cui et carta proprio sanguine con­scripta ultro se consecravit. Sic autem sancte comparata, cum magistra facta esset novitiarum Japonicarum, linguæ difficultate non obstante, eundem ardentem Jesu amorem in earum cordibus succendendo, gravi etiam morbo laborans eisdem totam se devovendo, in terra illa longinqua monialium genus formavit religione ferventissimum in florentissimo hodie clau­stro exsistens. (Hag., n. 768).</text:p>
      <text:p text:style-name="P7"/>
      <text:p text:style-name="Menologium_20_-_20_fundationes">Anno 1262, dedicatio ecclesiæ Campi Speciosi Superioris (Oberschönenfeld) Anno 1856, dedicatio ecclesiæ, nunc Basilicæ-minoris, B. M. de Aquabella.</text:p>
      <text:p text:style-name="P12"><text:s text:c="4"/></text:p>
      <text:p text:style-name="Menologium_20_-_20_Datum">25. září.</text:p>
      <text:p text:style-name="P7">In Guyana, anno 1798, passio Domni <text:span text:style-name="T12">Malachiæ Bertrand</text:span>, Aureævallis in Belgio monachi et provisoris. Cum per qua­tuor annos, quos suppresso monasterio Luceburgi latitans degit, zelo apostolico animatus animas vacillantes omni modo confirmasset, mense Novembri anno 1797 comprehensus <text:span text:style-name="T83">e</text:span>t in carcerem conjectus est. Cum aliis deinde sacerdotibus carro impositus, sub hiemis injuriis prot<text:span text:style-name="T83">e</text:span>rvorumque custodum fraudationibus et suppressionibus obnoxius, itinere unius mensis per catervas Rupefortium conducitur, ubi similes vexationes subire debuit ac anno 1794 martyres Galliæ fuerant passi. In Guyanam exinde profectus, in horribilem dirigitur Conanamæ solitudinem, ubi, æquo tamen animo vultuque sereno, tanta taliaque perpessus est, ut corporis viribus fir­missimus ætatisque cum frueretur vigore, sex dumtaxat elapsis hebdomadis, incredibilibus illis ærumnis victus, victor fideique Confessor gloriosus migravit in cælum coronam gloriæ recepturus. (Hag., n. 3oo).</text:p>
      <text:p text:style-name="P7">Heisterbaci in Germania, memoria pii monachi Cæsarii, qui clarissimus historiographus in suo monasterio magister aliquando novitiorum, rerum ætatis suæ suique præcipu<text:span text:style-name="T83">e</text:span> Ordinis scriptor exstitit pius atque perutilis. Ex operibus suis sat multis alia adolescens ad se exercendum, alia sive fratrum petitioni sive Abbatis obediens jussioni conscripsit. Quæ lucubrata humiliter semper et prudenter lectoribus offerebat, dum tamen ipso teste frequenter et instanter sive ad legendum sive ad transscribendum requirebantur. Scripsit autem ser­mones seu homilias in varia Sacræ Scripturæ loca. Sancto­rum gesta atque exemplorum seu miraculorum visionumque libros. Hi sunt qui maximam habebant habentque celebrita­tem; sed nimiæ exinde credulitatis notam contraxit, quæ quidem rectius illis temporibus <text:soft-page-break/>quam soli Cæsario imputatur. Res gestas enim cum narrat, ab ipsis Patribus Bollandianis testis laudatur sincerus scriptorque eximius, cujus opus «inter optima monumenta hagiographica tum illius tum omnis ævi videtur reponendum». Obiit autem sub annum 1245. (Hag., n. 3go).</text:p>
      <text:p text:style-name="P12"><text:s text:c="4"/></text:p>
      <text:p text:style-name="Menologium_20_-_20_Datum">26. září.</text:p>
      <text:p text:style-name="P7">In monasterio B. M. de Trappa, die 28 hujus mensis anno 1691, obiit Domnus <text:span text:style-name="T12">Bruno Le Digne</text:span>, monachus et sacerdos. Vallis-Caulium antea monachus religione valde tepidus, cum Abbatem de Rancé de vita vere monastica hujusque cælestibus consolationibus disserentem audivisset, rei novitate animo inflammatus Ordinis habitum postulavit. Et cum paulatim progrederetur, ipsis suis imperfectionibus ut assidue se humi­liaret salutariter utebatur. Deum continuo spiritu præsentem habuit; a nullo labore vel austeritate abhorruit. At intestino­rum morbo correptus est. Ac per octo fere annos in eundem morbum cadens et recidens, sine relaxatione propemodum gravissima subiit cruciamenta. Quæ cum aliis malis superad­ditis toto illo tempore corde contrito summaque animi tran­quillitate et patientia, imo Deo gratias agens, pro Christi amore sustinuit, nec doloribus morsu pene mortifero sæpe stringenti­bus. ab ipsis voluntariis destitit austeritatibus vel labore. Hoc autem martyrii genus, quod S. P. Bernardus cruento illo quo membra cæduntur dicit horrore esse mitius, sed diutur­nitate molestius, tandem feliciter terminavit. (Hag., n. 626).</text:p>
      <text:p text:style-name="P7">I<text:span text:style-name="T83">n</text:span> Hispania, memoria <text:span text:style-name="T12">Annæ de Villaroël</text:span>, sanctimonialis S. Annæ Abulensis. Hujus sanctæ feminæ conversationem angelicam potius quam humanam fuisse tradunt, eamque continuum silentium usque ad ipsam mortem servasse. Duris asseribus, iisque nudis, pro lecto utebatur. Singulis diebus vivifico Corporis Christi reficiebatur Sacramento, quo devo­tissime sumpto, in extasim statim rapiebatur. Obiit autem anno 1600. (Hag., n. 5o3).</text:p>
      <text:p text:style-name="P12"><text:s text:c="4"/></text:p>
      <text:p text:style-name="Menologium_20_-_20_Datum">27. září.</text:p>
      <text:p text:style-name="P7">In Gallia, beatus <text:span text:style-name="T12">Guic</text:span><text:span text:style-name="T14">h</text:span><text:span text:style-name="T12">ardus</text:span>, Lugdunensis Archiepiscopus, «vir sanctitatis incomparabilis» ab æquali vocatus. Ex Cistercii monacho Abbas factus Pontiniacensis. per triginta fere annos hoc monasterium gubernavit, plurima ex eo procreans nova coenobia. Multum valebat apud Summum Pontificem Alexandrum ili. qui tempore schismatis in Gal­liam profugerat. Quo eodem Ecclesiæ Pastore commendante S. Thomas Archiepiscopus Cantuariensis exui Pontiniacum se contulit, ut ibi hospitalitatem et præsidium inveniret. Intima amicitia sanctum Antistitem cum beato Abbate <text:soft-page-break/>con­junxit. In posterum ejusdem S. Thomæ aliorumque venera­bilium virorum opera, ab eodem Summo Pontifice Lugdu­nensis Archiepiscopus designatus est, ab isto etiam Mont<text:span text:style-name="T83">e</text:span>pessulano consecratus. Item deinde Primas Galliæ atque Apostolicæ Sedis Legatus constituitur. Poeta quoque fuisse dicitur excellens, qua in arte acumen ingenii vivacitatemque, ut gravitatem morum in ceteris negotiis demonstrabat. Post­quam per quindecim annos diœcesis suæ direxit fata, a mortali hac statione recessit, anno probabiliter 1181; corpusque postea Pontiniacum deductum in majore sacello templi sepultum jacebat. (Hag., n. 112).</text:p>
      <text:p text:style-name="P7">In ducatu Luciburgensi, memoria beatæ Clarifontis Abbatissæ <text:span text:style-name="T12">Joannæ</text:span>, quæ promeruisse fertur ut cum sanctis Dei civibus et præcipue cum gloriosa Dei Genitrice crebro loqueretur et communicaret. Cernebatur in porticu ecclesiæ monasterii lapidea Virginis Mariæ imago, quæ, ut traditio ferebat certissima, eandem Abbatissam Joannam, dum ad eam transiens oraret et adoraret, per capitis inclinationem resalutavit, idque frequenter. (Hag., n. 452).</text:p>
      <text:p text:style-name="P7"/>
      <text:p text:style-name="Menologium_20_-_20_fundationes">Anno 1842, dedicatio ecclesiæ Loci-Sancti-Bernardi in Bornem.</text:p>
      <text:p text:style-name="P12"><text:s text:c="4"/></text:p>
      <text:p text:style-name="Menologium_20_-_20_Datum">28. září.</text:p>
      <text:p text:style-name="P7">In monasterio Longipontis in Gallia, <text:span text:style-name="T12">Beatus Joannes de Monte-mirabili</text:span>, monachus. Princeps fuerat in omni regno Franciæ gloriose sublimatus, qui et Philippum-Augustum regem sibi amicissimum in proelio ingenti robore de medio inimicorum et a mortis periculo liberavit. Qui a sæculi vanitate Dei gratia revocatus, in castro suo de Monte-mirabili pro pauperibus et peregrinis hospitium ædificavit, in quo ipsem<text:span text:style-name="T83">e</text:span>t eisdem inserviens, foeda ulcera osculatur; fœtor<text:span text:style-name="T83">e</text:span>m, victor sui, naribus haurit; iisdem utensilibus, quæ ægrotantium usibus designata sunt, sibi per omnia ministrari jubet; mortuos solus sæpe portat ad sepeliendum; leprosos quoque invisit eisque eleemosynas largitur manus eorum osculans, pauperes in proprio lecto collocat ipse in terra cubans. Deinde vero, uxore consentiente, plus quam quinquagenarius Longipontis petiit monasterium. Hic autem in vilioribus etiam cibis appetitum refrenans, eos aqua frigida miscere consuevit, ne vel aliquantulum delectationis edendo perciperet. Atque ut obedientiæ et caritatis, sic, et magis, humilitatis præclarissima præbuit documenta. Septem fere annos in religione peractis, in festo S. Michaëlis Archangeli 1227 migravit ad Dominum; et ad ejus sepulchrum multa miracula propter sancti sui merita Dominus operari dignatus est. Cujus cultum immemorialem Leo Papa XI11 anno 1891 confirmavit. (Hag., n. 39).</text:p>
      <text:p text:style-name="P12"><text:soft-page-break/><text:s text:c="4"/></text:p>
      <text:p text:style-name="Menologium_20_-_20_Datum">29. září.</text:p>
      <text:p text:style-name="P7">Natalis S. Mauritii, Abbatis, cujus festum agimus die 13 Octobris.</text:p>
      <text:p text:style-name="P7">In Claravalle, <text:span text:style-name="T12">beatus Conradus de Urach</text:span>, Cardinalis. Ex familia ducum de Thuringia ortus, adolescens decanus cum esset capituli S. Lamberti L<text:span text:style-name="T83">e</text:span>odiensis, adhibitis implica­tionibus politicis hominumque infidelitatibus, divina Provi­dentia Villarium eum duxit. Ibi vero paucis annis post professionem elapsis Prior cons<text:span text:style-name="T83">t</text:span>itutus est, annoque 1209 Abbas electus. Exinde ad Claramvallem gubernandam vocatus est, ac anno 1217 ad ipsum Cistercium. Qua dignitate fungens generali capitulo proposuit ut antiphona Salve Regina quo­tidie cantaretur. Prædictorum monasteriorum Abbas exsistens plura jam a Summis Pontificibus Innocentio <text:span text:style-name="T83">III.</text:span> et Honorio <text:span text:style-name="T83">III.</text:span> negotia pertractanda suscepit. Anno vero 1219 ab hoc Summo Pastore Cardinalis Episcopus Portuensis creatus. Legatus in Occitaniam constituitur, ut crucesignatos contra hær<text:span text:style-name="T83">e</text:span>ticos fulciret clerumque in semitam reduceret veteris sanctimoniæ. Nascenti autem Ordini S. Dominici quo potuit modo favit. Altera magna quæ ipsi decreta est provincia, crucis erat prædicandæ in Germania. Quam regionem longe lateque percurrens, ubique adversantes conciliavit, fidei et morum puritatem vindicavit, clericos et monachos emen­davit. Sacra vero in Terram Sanctam expeditionem Frederici <text:span text:style-name="T83">II.</text:span> imperatoris perfidia ad irritum cecidit. Testatur autem temporis illius scriptor eum. licet in administratione prælationis suæ mirabili sagacitate viguerit, nihilominus in tantarum rerum moderamine animum suum tam fortiter compulisse ut spiritui inserviret, ut ad libitum nunc causis sæcularibus nunc spiritualibus omnino deditus, ex aliis in alias libere transiens, animum facile inclinaverit. Obiit in Italia, loco hodie quidem ignoto, hac die anno 1227, corpusque, ut exoptaverat, translatum est in Claramvallem. (Hag , n. 149).</text:p>
      <text:p text:style-name="P7"/>
      <text:p text:style-name="Menologium_20_-_20_fundationes">Anno 1258, dedicatio ecclesiæ Felicis-Vallis in Bavaria, i<text:span text:style-name="T83">te</text:span>mque anno 1280, ecclesiæ Ce<text:span text:style-name="T83">ll</text:span>æ B. M. V. (Wurmsbach) in H<text:span text:style-name="T83">e</text:span>lvelia.</text:p>
      <text:p text:style-name="Menologium_20_-_20_fundationes">Anno vero 1865, dedicatio ecclesiæ B. M. de Gratia Dei, quod monasterium conditum erat anno 1139, restitutum autem est anno 1845.</text:p>
      <text:p text:style-name="Menologium_20_-_20_fundationes">Anno 1825, in Alsatia conditur monasterium Œlenbergense, cum nempe Darfeldensium monachorum ultima pars, ii videlicet qui inter illos natione erant Germani, ad eum locum transierint; Darfeld autem conditum erat <text:span text:style-name="T83">1</text:span>6. Octobris 1795. — Eadem di<text:span text:style-name="T83">e</text:span> monasterium monialium, quod 28 Decembris 1800 sub nomine B. M. de Misericordia conditum erat prope Rose<text:span text:style-name="T83">n</text:span>t<text:span text:style-name="T83">h</text:span>al in Westphalia, in eundem Alsatiæ locum translatum est, iterumque 6 Decembris 1895 in Altbronn.</text:p>
      <text:p text:style-name="Menologium_20_-_20_fundationes">Anno 1835 monasterium conditur Montis-Sancti-Bernardi in Anglia.</text:p>
      <text:p text:style-name="P7"><text:soft-page-break/></text:p>
      <text:p text:style-name="P7">3o. září.</text:p>
      <text:p text:style-name="P7">In Belgio, anno 1329, depositio dignissimi præsulis <text:span text:style-name="T12">Gerardi de Bellosarto</text:span>, Abbatis Alnensis, ac Ordinis Vicarii Gene­ralis in Belgio. Cum ob præclaras animi dotes Erardo a Marka, Cardinali et Episcopo Eeodiensi, esset familiarissi­mus, ejus potissimum nutu monasticam ibi disciplinam re­stituit. vitæ communis observantiam ad amussim reduxit. Ordinisque moniales longo et difficillimo labore ad claustrum adegit. Hæc et alia plurima reliquit vigilantis probique pastoris monumenta. Sepultus est in templo ante majus altare. (Hag., n. 491).</text:p>
      <text:p text:style-name="P7">Moreruelæ in Hispania, sæculo XV ad finem vertente, obiit Dei famulus <text:span text:style-name="T12">Benedictus de Salamanca</text:span>, monachus et sacerdos. Divino Officio quin adesset nullo morbo impedie­batur. Supellex ejus communis erat omnibus eam petentibus. Electus Abbas Metonensis non consensit, ne obediendi merito privaretur. Multos annos refectorii curam gessit rara quidem cum caritate et diligentia. Ex actibus vero ordinariæ et extraordinariæ pœnitentiæ vires declinarunt, maxime stomachi, ita ut Missam celebrare jam non valeret, quod tamen supple­bat ministrando ad Missas, quæ toto matutino tempore dice­bantur. Nec ob loci humiditatem, nec propter diuturnam genuflexionem hoc sacro servitio supersedit. Quod quadem die item faciens, in ultima Missa, quam celebrabat Prior, petiit ut daret sibi sacram Synaxim. qua percepta exspiravit. Ac dum exsequiæ celebrabantur, corpus mansit fixum genibus flexis in terra, oculis et manibus erectis in cælest<text:span text:style-name="T84">e</text:span>s mansiones, quo anima erat profecta. (Hag., n. 5<text:span text:style-name="T83">1</text:span>1).</text:p>
      <text:p text:style-name="P7">In Austria, anno 1690, e vita migravit <text:span text:style-name="T12">Simon Tomasch</text:span>, monachus S. Joannis in Stams, B. V. Mariæ cultor eximius. Diebus festis fugiebat colloquia; alias nil loquebatur nisi bona et religiosa. Mirabilem habebat eruditionem asc<text:span text:style-name="T83">e</text:span>ticam supernis etiam luminibus suaviter perfusam. Fuit semper hilaris, modestissimus tamen, infirmisque serviendi studio­sus. Piissime obiit, ac mortuus adhuc Crucifixi imaginem erectam firmiter tenebat. (Hag., n. 606).</text:p>
      <text:p text:style-name="P4"/>
      <text:p text:style-name="P1"/>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mily-generic="roman" style:font-pitch="variable"/>
    <style:font-face style:name="Linux Libertine S.O.Cist.1"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loext:hyphenation-no-last-word="false" loext:hyphenation-word-char-count="no-limit" loext:hyphenation-zone="no-limit"/>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loext:hyphenation-no-last-word="false" loext:hyphenation-word-char-count="no-limit" loext:hyphenation-zone="no-limit"/>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1" fo:font-family="'Linux Libertine S.O.Cist.'" style:font-style-name="Regular" style:font-pitch="variable" fo:font-size="10pt" fo:language="cs" fo:country="CZ" style:font-size-asian="10pt" style:font-size-complex="10pt" fo:hyphenate="true" fo:hyphenation-remain-char-count="2" fo:hyphenation-push-char-count="2" loext:hyphenation-no-caps="false" loext:hyphenation-no-last-word="false" loext:hyphenation-word-char-count="no-limit" loext:hyphenation-zone="no-limit"/>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loext:hyphenation-no-last-word="false" loext:hyphenation-word-char-count="no-limit" loext:hyphenation-zone="no-limit"/>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02T13:57:00</meta:creation-date>
    <meta:initial-creator>Emmer Jiri (PS-ET/EDX2.1)</meta:initial-creator>
    <dc:language>en-US</dc:language>
    <dc:date>2022-09-08T22:30:10.419769989</dc:date>
    <meta:editing-cycles>551</meta:editing-cycles>
    <meta:editing-duration>P18DT18H1S</meta:editing-duration>
    <meta:generator>LibreOffice/7.4.0.3$MacOSX_AARCH64 LibreOffice_project/f85e47c08ddd19c015c0114a68350214f7066f5a</meta:generator>
    <meta:document-statistic meta:table-count="0" meta:image-count="1" meta:object-count="0" meta:page-count="26" meta:paragraph-count="173" meta:word-count="8553" meta:character-count="60724" meta:non-whitespace-character-count="52245"/>
    <meta:user-defined meta:name="AppVersion">15.0000</meta:user-defined>
    <meta:template xlink:type="simple" xlink:actuate="onRequest" xlink:title="Normal.dotm" xlink:href=""/>
  </office:meta>
</office:document-meta>
</file>